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archive_5f_set-_5f_upto_5f_1000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color="#000000" style:font-name="Liberation Sans1" style:font-style-asian="normal" style:font-weight-complex="bold" style:font-weight-asian="bold" style:font-size-complex="11pt" style:font-size-asian="11pt" style:text-position="0%" fo:text-shadow="none" style:text-outline="false" fo:font-style="normal" style:text-underline-style="none" style:text-underline-color="font-color" fo:font-weight="bold" fo:font-size="11pt" style:font-style-complex="normal"/>
    </style:style>
    <style:style style:name="T2" style:family="text">
      <style:text-properties fo:color="#000000" style:font-name="Liberation Sans1" style:font-style-asian="normal" style:font-size-complex="11pt" style:font-size-asian="11pt" style:text-position="0%" fo:text-shadow="none" style:text-outline="false" fo:font-style="normal" style:text-underline-style="none" style:text-underline-color="font-color" fo:font-size="11pt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ive_set-_upto_100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1">
          <table:table-cell office:value-type="string" calcext:value-type="string">
            <text:p>Last Week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TDDD</text:p>
          </table:table-cell>
          <table:table-cell table:style-name="Default"/>
          <table:table-cell/>
          <table:table-cell office:value-type="string" calcext:value-type="string">
            <text:p>Last Week</text:p>
          </table:table-cell>
          <table:table-cell office:value-type="string" calcext:value-type="string">
            <text:p>KR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950164921272591" calcext:value-type="float">
            <text:p>0.95016492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68345320607876" calcext:value-type="float">
            <text:p>0.96834532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946300310420683" calcext:value-type="float">
            <text:p>0.94630031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95535255590153" calcext:value-type="float">
            <text:p>0.9553525559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944774780773542" calcext:value-type="float">
            <text:p>0.94477478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63191440998711" calcext:value-type="float">
            <text:p>0.9631914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938322906589341" calcext:value-type="float">
            <text:p>0.9383229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949703034982855" calcext:value-type="float">
            <text:p>0.949703035</text:p>
          </table:table-cell>
          <table:table-cell table:number-columns-repeated="2"/>
          <table:table-cell>
            <draw:frame table:end-cell-address="'archive_set-_upto_1000'.X20" table:end-x="0.7913in" table:end-y="0.0268in" draw:z-index="0" draw:name="Chart 4" draw:style-name="gr1" draw:text-style-name="P1" svg:width="5.5028in" svg:height="2.998in" svg:x="0.2933in" svg:y="0.1953in">
              <draw:object draw:notify-on-update-of-ranges="'archive_set-_upto_1000'.O3:'archive_set-_upto_1000'.O21 'archive_set-_upto_1000'.N3:'archive_set-_upto_1000'.N21 'archive_set-_upto_1000'.G3:'archive_set-_upto_1000'.G41 'archive_set-_upto_1000'.F3:'archive_set-_upto_1000'.F41 'archive_set-_upto_1000'.C3:'archive_set-_upto_1000'.C21 'archive_set-_upto_1000'.B3:'archive_set-_upto_1000'.B21 'archive_set-_upto_1000'.K3:'archive_set-_upto_1000'.K21 'archive_set-_upto_1000'.J3:'archive_set-_upto_1000'.J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94070618851171" calcext:value-type="float">
            <text:p>0.94070618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5942258884797" calcext:value-type="float">
            <text:p>0.95942258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93363153522569" calcext:value-type="float">
            <text:p>0.93363153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946151199150525" calcext:value-type="float">
            <text:p>0.9461511992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938018954162516" calcext:value-type="float">
            <text:p>0.93801895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56362689686572" calcext:value-type="float">
            <text:p>0.95636268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903037154087288" calcext:value-type="float">
            <text:p>0.90303715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943672916051999" calcext:value-type="float">
            <text:p>0.943672916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936339738563851" calcext:value-type="float">
            <text:p>0.93633973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953841856821833" calcext:value-type="float">
            <text:p>0.95384185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919101621681526" calcext:value-type="float">
            <text:p>0.91910162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939594012026528" calcext:value-type="float">
            <text:p>0.939594012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934458411750608" calcext:value-type="float">
            <text:p>0.93445841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951813983183764" calcext:value-type="float">
            <text:p>0.951813983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912836301284656" calcext:value-type="float">
            <text:p>0.912836301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936490002467789" calcext:value-type="float">
            <text:p>0.9364900025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932129140047202" calcext:value-type="float">
            <text:p>0.932129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950152869118407" calcext:value-type="float">
            <text:p>0.95015286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90493107041666" calcext:value-type="float">
            <text:p>0.904931070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937352516361392" calcext:value-type="float">
            <text:p>0.9373525164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92440332526064" calcext:value-type="float">
            <text:p>0.924403325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94850744320208" calcext:value-type="float">
            <text:p>0.948507443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916202490837705" calcext:value-type="float">
            <text:p>0.916202490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936293133415135" calcext:value-type="float">
            <text:p>0.9362931334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923306075567785" calcext:value-type="float">
            <text:p>0.92330607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947259610575275" calcext:value-type="float">
            <text:p>0.947259610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921306727913244" calcext:value-type="float">
            <text:p>0.921306727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936463452515287" calcext:value-type="float">
            <text:p>0.936463452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921814358302961" calcext:value-type="float">
            <text:p>0.921814358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94607495592313" calcext:value-type="float">
            <text:p>0.946074955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914053693581588" calcext:value-type="float">
            <text:p>0.91405369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932977115076399" calcext:value-type="float">
            <text:p>0.9329771151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920472069765076" calcext:value-type="float">
            <text:p>0.92047206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945177523080259" calcext:value-type="float">
            <text:p>0.94517752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916606140404994" calcext:value-type="float">
            <text:p>0.91660614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931491289766003" calcext:value-type="float">
            <text:p>0.9314912898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91942287809184" calcext:value-type="float">
            <text:p>0.91942287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944260149484841" calcext:value-type="float">
            <text:p>0.944260149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920841275580238" calcext:value-type="float">
            <text:p>0.920841275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933131546478652" calcext:value-type="float">
            <text:p>0.9331315465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919018838500644" calcext:value-type="float">
            <text:p>0.919018838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943535474739394" calcext:value-type="float">
            <text:p>0.943535474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902432174465861" calcext:value-type="float">
            <text:p>0.902432174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92933007775391" calcext:value-type="float">
            <text:p>0.929330077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918607184032052" calcext:value-type="float">
            <text:p>0.9186071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942820371787035" calcext:value-type="float">
            <text:p>0.942820371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90009043855159" calcext:value-type="float">
            <text:p>0.900090438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929399219212168" calcext:value-type="float">
            <text:p>0.929399219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918140747434491" calcext:value-type="float">
            <text:p>0.91814074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942186439391245" calcext:value-type="float">
            <text:p>0.942186439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99774071656175" calcext:value-type="float">
            <text:p>0.89977407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931440463491451" calcext:value-type="float">
            <text:p>0.9314404635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917880700441224" calcext:value-type="float">
            <text:p>0.917880700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940377942817735" calcext:value-type="float">
            <text:p>0.940377942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9817857325889" calcext:value-type="float">
            <text:p>0.898178573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932774774009801" calcext:value-type="float">
            <text:p>0.932774774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915917516749883" calcext:value-type="float">
            <text:p>0.915917516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939861164142412" calcext:value-type="float">
            <text:p>0.939861164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97185403271027" calcext:value-type="float">
            <text:p>0.897185403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921264641465955" calcext:value-type="float">
            <text:p>0.921264641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915606155619762" calcext:value-type="float">
            <text:p>0.91560615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939070532504143" calcext:value-type="float">
            <text:p>0.93907053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900800988544521" calcext:value-type="float">
            <text:p>0.900800988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929724095320012" calcext:value-type="float">
            <text:p>0.9297240953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915339558638433" calcext:value-type="float">
            <text:p>0.91533955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938498037116647" calcext:value-type="float">
            <text:p>0.93849803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96031788191358" calcext:value-type="float">
            <text:p>0.896031788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924619654605448" calcext:value-type="float">
            <text:p>0.9246196546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937679773098672" calcext:value-type="float">
            <text:p>0.937679773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>
            <draw:frame table:end-cell-address="'archive_set-_upto_1000'.X37" table:end-x="0.2709in" table:end-y="0.1102in" draw:z-index="1" draw:name="Chart 5" draw:style-name="gr1" draw:text-style-name="P1" svg:width="5.5854in" svg:height="2.9972in" svg:x="0.5244in" svg:y="0.0827in">
              <draw:object draw:notify-on-update-of-ranges="'archive_set-_upto_1000'.O25:'archive_set-_upto_1000'.O43 'archive_set-_upto_1000'.N25:'archive_set-_upto_1000'.N43 'archive_set-_upto_1000'.G47:'archive_set-_upto_1000'.G85 'archive_set-_upto_1000'.F47:'archive_set-_upto_1000'.F85 'archive_set-_upto_1000'.C25:'archive_set-_upto_1000'.C43 'archive_set-_upto_1000'.B25:'archive_set-_upto_1000'.B43 'archive_set-_upto_1000'.K25:'archive_set-_upto_1000'.K43 'archive_set-_upto_1000'.J25:'archive_set-_upto_1000'.J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937210502931014" calcext:value-type="float">
            <text:p>0.9372105029</text:p>
          </table:table-cell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936779057141598" calcext:value-type="float">
            <text:p>0.9367790571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889050589466033" calcext:value-type="float">
            <text:p>0.889050589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936335112742724" calcext:value-type="float">
            <text:p>0.93633511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885721909222058" calcext:value-type="float">
            <text:p>0.88572190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89831973141878" calcext:value-type="float">
            <text:p>0.8983197314</text:p>
          </table:table-cell>
          <table:table-cell table:number-columns-repeated="100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879265511502508" calcext:value-type="float">
            <text:p>0.879265511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935855853831166" calcext:value-type="float">
            <text:p>0.93585585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873097833878622" calcext:value-type="float">
            <text:p>0.87309783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888193563435537" calcext:value-type="float">
            <text:p>0.888193563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87147138185703" calcext:value-type="float">
            <text:p>0.87147138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935491157760817" calcext:value-type="float">
            <text:p>0.93549115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865791971892038" calcext:value-type="float">
            <text:p>0.86579197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881100563353129" calcext:value-type="float">
            <text:p>0.8811005634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86691129080757" calcext:value-type="float">
            <text:p>0.8669112908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935106931648737" calcext:value-type="float">
            <text:p>0.93510693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833387718091278" calcext:value-type="float">
            <text:p>0.8333877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877390771352319" calcext:value-type="float">
            <text:p>0.8773907714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86395118373522" calcext:value-type="float">
            <text:p>0.863951183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93473217829146" calcext:value-type="float">
            <text:p>0.93473217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846891155764152" calcext:value-type="float">
            <text:p>0.846891155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869304859299523" calcext:value-type="float">
            <text:p>0.8693048593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860928803032714" calcext:value-type="float">
            <text:p>0.860928803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93443244061911" calcext:value-type="float">
            <text:p>0.93443244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83861569017416" calcext:value-type="float">
            <text:p>0.83861569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864181722590279" calcext:value-type="float">
            <text:p>0.8641817226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857088175314823" calcext:value-type="float">
            <text:p>0.85708817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934070795327182" calcext:value-type="float">
            <text:p>0.93407079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832124955117498" calcext:value-type="float">
            <text:p>0.83212495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865633385045719" calcext:value-type="float">
            <text:p>0.86563338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848801003091198" calcext:value-type="float">
            <text:p>0.8488010031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933711055139455" calcext:value-type="float">
            <text:p>0.933711055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843272406363989" calcext:value-type="float">
            <text:p>0.84327240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864489739639483" calcext:value-type="float">
            <text:p>0.8644897396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847006528665422" calcext:value-type="float">
            <text:p>0.8470065287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933472763546353" calcext:value-type="float">
            <text:p>0.93347276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846423741981376" calcext:value-type="float">
            <text:p>0.8464237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86394237035131" calcext:value-type="float">
            <text:p>0.8639423704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845064903209556" calcext:value-type="float">
            <text:p>0.8450649032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933132608378071" calcext:value-type="float">
            <text:p>0.933132608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840472631236847" calcext:value-type="float">
            <text:p>0.840472631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859597772777411" calcext:value-type="float">
            <text:p>0.8595977728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843277135412683" calcext:value-type="float">
            <text:p>0.843277135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932899290026134" calcext:value-type="float">
            <text:p>0.932899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839524359811039" calcext:value-type="float">
            <text:p>0.83952435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855517541960265" calcext:value-type="float">
            <text:p>0.85551754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841716092342424" calcext:value-type="float">
            <text:p>0.8417160923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932600433625237" calcext:value-type="float">
            <text:p>0.93260043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843035360109839" calcext:value-type="float">
            <text:p>0.843035360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858514479738659" calcext:value-type="float">
            <text:p>0.8585144797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841070388806978" calcext:value-type="float">
            <text:p>0.841070388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93222707624379" calcext:value-type="float">
            <text:p>0.932227076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824740659173346" calcext:value-type="float">
            <text:p>0.824740659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851573340674294" calcext:value-type="float">
            <text:p>0.8515733407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84046600028816" calcext:value-type="float">
            <text:p>0.8404660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931965268377828" calcext:value-type="float">
            <text:p>0.931965268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823262347677966" calcext:value-type="float">
            <text:p>0.823262347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852686120770364" calcext:value-type="float">
            <text:p>0.8526861208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839802837984891" calcext:value-type="float">
            <text:p>0.83980283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931780036190398" calcext:value-type="float">
            <text:p>0.931780036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823250753077637" calcext:value-type="float">
            <text:p>0.823250753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855489134677669" calcext:value-type="float">
            <text:p>0.855489134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839350172096448" calcext:value-type="float">
            <text:p>0.839350172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931590089249502" calcext:value-type="float">
            <text:p>0.931590089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823712541030366" calcext:value-type="float">
            <text:p>0.82371254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858446483657409" calcext:value-type="float">
            <text:p>0.8584464837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836070138914138" calcext:value-type="float">
            <text:p>0.83607013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931300811990296" calcext:value-type="float">
            <text:p>0.93130081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819835583459956" calcext:value-type="float">
            <text:p>0.81983558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842600536776338" calcext:value-type="float">
            <text:p>0.8426005368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835544796008548" calcext:value-type="float">
            <text:p>0.835544796</text:p>
          </table:table-cell>
          <table:table-cell/>
          <table:table-cell table:style-name="Default" table:number-columns-repeated="3"/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824976979647704" calcext:value-type="float">
            <text:p>0.824976979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854410531382687" calcext:value-type="float">
            <text:p>0.8544105314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835210094388764" calcext:value-type="float">
            <text:p>0.835210094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817763094360636" calcext:value-type="float">
            <text:p>0.817763094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844072042199307" calcext:value-type="float">
            <text:p>0.8440720422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Month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.956178572616" calcext:value-type="float">
            <text:p>222.9561785726</text:p>
          </table:table-cell>
          <table:table-cell office:value-type="float" office:value="0.416198386585356" calcext:value-type="float">
            <text:p>0.41619838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924928507808199" calcext:value-type="float">
            <text:p>0.92492850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5.392460633144" calcext:value-type="float">
            <text:p>195.3924606331</text:p>
          </table:table-cell>
          <table:table-cell office:value-type="float" office:value="0.418634688005043" calcext:value-type="float">
            <text:p>0.4186346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276004730161" calcext:value-type="float">
            <text:p>112.2760047302</text:p>
          </table:table-cell>
          <table:table-cell office:value-type="float" office:value="0.451778043448194" calcext:value-type="float">
            <text:p>0.4517780434</text:p>
          </table:table-cell>
          <table:table-cell table:number-columns-repeated="2"/>
          <table:table-cell>
            <draw:frame table:end-cell-address="'archive_set-_upto_1000'.Y62" table:end-x="0.2811in" table:end-y="0.1622in" draw:z-index="2" draw:name="Chart 6" draw:style-name="gr1" draw:text-style-name="P1" svg:width="5.5862in" svg:height="2.9965in" svg:x="0.5331in" svg:y="0.1346in">
              <draw:object draw:notify-on-update-of-ranges="'archive_set-_upto_1000'.O47:'archive_set-_upto_1000'.O65 'archive_set-_upto_1000'.N47:'archive_set-_upto_1000'.N65 'archive_set-_upto_1000'.G89:'archive_set-_upto_1000'.G127 'archive_set-_upto_1000'.F89:'archive_set-_upto_1000'.F127 'archive_set-_upto_1000'.C47:'archive_set-_upto_1000'.C65 'archive_set-_upto_1000'.B47:'archive_set-_upto_1000'.B65 'archive_set-_upto_1000'.K47:'archive_set-_upto_1000'.K65 'archive_set-_upto_1000'.J47:'archive_set-_upto_1000'.J6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.711796243544" calcext:value-type="float">
            <text:p>342.7117962435</text:p>
          </table:table-cell>
          <table:table-cell office:value-type="float" office:value="0.379904062476326" calcext:value-type="float">
            <text:p>0.3799040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914258268038351" calcext:value-type="float">
            <text:p>0.9142582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2.799591294456" calcext:value-type="float">
            <text:p>302.7995912945</text:p>
          </table:table-cell>
          <table:table-cell office:value-type="float" office:value="0.372944739881036" calcext:value-type="float">
            <text:p>0.3729447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1.871110997554" calcext:value-type="float">
            <text:p>171.8711109976</text:p>
          </table:table-cell>
          <table:table-cell office:value-type="float" office:value="0.411720939995334" calcext:value-type="float">
            <text:p>0.41172094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0.554050838862" calcext:value-type="float">
            <text:p>490.5540508389</text:p>
          </table:table-cell>
          <table:table-cell office:value-type="float" office:value="0.341801013574054" calcext:value-type="float">
            <text:p>0.3418010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906486911402834" calcext:value-type="float">
            <text:p>0.90648691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6.822257665519" calcext:value-type="float">
            <text:p>396.8222576655</text:p>
          </table:table-cell>
          <table:table-cell office:value-type="float" office:value="0.349901172035856" calcext:value-type="float">
            <text:p>0.3499011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3.197553352225" calcext:value-type="float">
            <text:p>223.1975533522</text:p>
          </table:table-cell>
          <table:table-cell office:value-type="float" office:value="0.379335918955925" calcext:value-type="float">
            <text:p>0.379335919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0.100883086466" calcext:value-type="float">
            <text:p>620.1008830865</text:p>
          </table:table-cell>
          <table:table-cell office:value-type="float" office:value="0.326982721261819" calcext:value-type="float">
            <text:p>0.32698272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900440126113296" calcext:value-type="float">
            <text:p>0.90044012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16.944143977135" calcext:value-type="float">
            <text:p>516.9441439771</text:p>
          </table:table-cell>
          <table:table-cell office:value-type="float" office:value="0.314352772832818" calcext:value-type="float">
            <text:p>0.31435277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34.977374722037" calcext:value-type="float">
            <text:p>334.977374722</text:p>
          </table:table-cell>
          <table:table-cell office:value-type="float" office:value="0.376569983107663" calcext:value-type="float">
            <text:p>0.3765699831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6.959848485857" calcext:value-type="float">
            <text:p>736.9598484859</text:p>
          </table:table-cell>
          <table:table-cell office:value-type="float" office:value="0.315736881050904" calcext:value-type="float">
            <text:p>0.31573688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895646853537088" calcext:value-type="float">
            <text:p>0.89564685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38.256853301516" calcext:value-type="float">
            <text:p>638.2568533015</text:p>
          </table:table-cell>
          <table:table-cell office:value-type="float" office:value="0.294519889262748" calcext:value-type="float">
            <text:p>0.29451988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0.770491656675" calcext:value-type="float">
            <text:p>410.7704916567</text:p>
          </table:table-cell>
          <table:table-cell office:value-type="float" office:value="0.326168240083924" calcext:value-type="float">
            <text:p>0.3261682401</text:p>
          </table:table-cell>
          <table:table-cell table:number-columns-repeated="100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2.617660153586" calcext:value-type="float">
            <text:p>882.6176601536</text:p>
          </table:table-cell>
          <table:table-cell office:value-type="float" office:value="0.305178634413179" calcext:value-type="float">
            <text:p>0.305178634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892124025918982" calcext:value-type="float">
            <text:p>0.892124025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732.980272502196" calcext:value-type="float">
            <text:p>732.9802725022</text:p>
          </table:table-cell>
          <table:table-cell office:value-type="float" office:value="0.282344779822797" calcext:value-type="float">
            <text:p>0.282344779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56.274980222268" calcext:value-type="float">
            <text:p>456.2749802223</text:p>
          </table:table-cell>
          <table:table-cell office:value-type="float" office:value="0.305625536298657" calcext:value-type="float">
            <text:p>0.3056255363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77.36306427341" calcext:value-type="float">
            <text:p>1077.3630642734</text:p>
          </table:table-cell>
          <table:table-cell office:value-type="float" office:value="0.2894690850135" calcext:value-type="float">
            <text:p>0.2894690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88887732801815" calcext:value-type="float">
            <text:p>0.8888773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51.078925966256" calcext:value-type="float">
            <text:p>851.0789259663</text:p>
          </table:table-cell>
          <table:table-cell office:value-type="float" office:value="0.28108450799342" calcext:value-type="float">
            <text:p>0.2810845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18.329078509553" calcext:value-type="float">
            <text:p>618.3290785096</text:p>
          </table:table-cell>
          <table:table-cell office:value-type="float" office:value="0.308577540530858" calcext:value-type="float">
            <text:p>0.3085775405</text:p>
          </table:table-cell>
          <table:table-cell table:number-columns-repeated="100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42.01034655293" calcext:value-type="float">
            <text:p>1242.0103465529</text:p>
          </table:table-cell>
          <table:table-cell office:value-type="float" office:value="0.27753515942805" calcext:value-type="float">
            <text:p>0.277535159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885978072531095" calcext:value-type="float">
            <text:p>0.885978072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875.823874586797" calcext:value-type="float">
            <text:p>875.8238745868</text:p>
          </table:table-cell>
          <table:table-cell office:value-type="float" office:value="0.289147707842327" calcext:value-type="float">
            <text:p>0.289147707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07.644660659655" calcext:value-type="float">
            <text:p>507.6446606597</text:p>
          </table:table-cell>
          <table:table-cell office:value-type="float" office:value="0.316387456938135" calcext:value-type="float">
            <text:p>0.3163874569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7.96673744536" calcext:value-type="float">
            <text:p>1357.9667374454</text:p>
          </table:table-cell>
          <table:table-cell office:value-type="float" office:value="0.273126083406264" calcext:value-type="float">
            <text:p>0.273126083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883620705580976" calcext:value-type="float">
            <text:p>0.8836207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2.32398553951" calcext:value-type="float">
            <text:p>1052.3239855395</text:p>
          </table:table-cell>
          <table:table-cell office:value-type="float" office:value="0.292187980916282" calcext:value-type="float">
            <text:p>0.29218798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3.9809511237" calcext:value-type="float">
            <text:p>733.9809511237</text:p>
          </table:table-cell>
          <table:table-cell office:value-type="float" office:value="0.322937308488977" calcext:value-type="float">
            <text:p>0.3229373085</text:p>
          </table:table-cell>
          <table:table-cell table:number-columns-repeated="100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87.26485989389" calcext:value-type="float">
            <text:p>1487.2648598939</text:p>
          </table:table-cell>
          <table:table-cell office:value-type="float" office:value="0.262845752215985" calcext:value-type="float">
            <text:p>0.262845752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881471868985794" calcext:value-type="float">
            <text:p>0.88147186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153.08096738053" calcext:value-type="float">
            <text:p>1153.0809673805</text:p>
          </table:table-cell>
          <table:table-cell office:value-type="float" office:value="0.283685673008367" calcext:value-type="float">
            <text:p>0.2836856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77.600847647169" calcext:value-type="float">
            <text:p>677.6008476472</text:p>
          </table:table-cell>
          <table:table-cell office:value-type="float" office:value="0.303179707406775" calcext:value-type="float">
            <text:p>0.3031797074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12.8403120203" calcext:value-type="float">
            <text:p>1612.8403120203</text:p>
          </table:table-cell>
          <table:table-cell office:value-type="float" office:value="0.258373575383011" calcext:value-type="float">
            <text:p>0.25837357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879873353987267" calcext:value-type="float">
            <text:p>0.8798733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32.44381530568" calcext:value-type="float">
            <text:p>1332.4438153057</text:p>
          </table:table-cell>
          <table:table-cell office:value-type="float" office:value="0.26004579301201" calcext:value-type="float">
            <text:p>0.26004579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0.021753793401" calcext:value-type="float">
            <text:p>970.0217537934</text:p>
          </table:table-cell>
          <table:table-cell office:value-type="float" office:value="0.269871828248373" calcext:value-type="float">
            <text:p>0.2698718282</text:p>
          </table:table-cell>
          <table:table-cell table:number-columns-repeated="100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36.6892201638" calcext:value-type="float">
            <text:p>1736.6892201638</text:p>
          </table:table-cell>
          <table:table-cell office:value-type="float" office:value="0.255676418955581" calcext:value-type="float">
            <text:p>0.25567641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878060263244475" calcext:value-type="float">
            <text:p>0.87806026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360.85751197621" calcext:value-type="float">
            <text:p>1360.8575119762</text:p>
          </table:table-cell>
          <table:table-cell office:value-type="float" office:value="0.24479826149111" calcext:value-type="float">
            <text:p>0.24479826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9.107309672716" calcext:value-type="float">
            <text:p>769.1073096727</text:p>
          </table:table-cell>
          <table:table-cell office:value-type="float" office:value="0.290412340157775" calcext:value-type="float">
            <text:p>0.2904123402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31.28538506062" calcext:value-type="float">
            <text:p>1831.2853850606</text:p>
          </table:table-cell>
          <table:table-cell office:value-type="float" office:value="0.253712325778918" calcext:value-type="float">
            <text:p>0.253712325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87675936056986" calcext:value-type="float">
            <text:p>0.876759360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508.0352219093" calcext:value-type="float">
            <text:p>1508.0352219093</text:p>
          </table:table-cell>
          <table:table-cell office:value-type="float" office:value="0.233656271242354" calcext:value-type="float">
            <text:p>0.233656271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25.01713757806" calcext:value-type="float">
            <text:p>1025.0171375781</text:p>
          </table:table-cell>
          <table:table-cell office:value-type="float" office:value="0.247738353757483" calcext:value-type="float">
            <text:p>0.2477383538</text:p>
          </table:table-cell>
          <table:table-cell table:number-columns-repeated="100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47.5519015765" calcext:value-type="float">
            <text:p>1947.5519015765</text:p>
          </table:table-cell>
          <table:table-cell office:value-type="float" office:value="0.251599536257422" calcext:value-type="float">
            <text:p>0.251599536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875494351887449" calcext:value-type="float">
            <text:p>0.875494351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586.18391975449" calcext:value-type="float">
            <text:p>1586.1839197545</text:p>
          </table:table-cell>
          <table:table-cell office:value-type="float" office:value="0.232925407598581" calcext:value-type="float">
            <text:p>0.23292540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42.26525345812" calcext:value-type="float">
            <text:p>1042.2652534581</text:p>
          </table:table-cell>
          <table:table-cell office:value-type="float" office:value="0.264329206238147" calcext:value-type="float">
            <text:p>0.2643292062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66.76344787032" calcext:value-type="float">
            <text:p>2066.7634478703</text:p>
          </table:table-cell>
          <table:table-cell office:value-type="float" office:value="0.249849668669168" calcext:value-type="float">
            <text:p>0.249849668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874309271563026" calcext:value-type="float">
            <text:p>0.87430927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823.68730315341" calcext:value-type="float">
            <text:p>1823.6873031534</text:p>
          </table:table-cell>
          <table:table-cell office:value-type="float" office:value="0.229968095727255" calcext:value-type="float">
            <text:p>0.229968095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57.58848534634" calcext:value-type="float">
            <text:p>1357.5884853463</text:p>
          </table:table-cell>
          <table:table-cell office:value-type="float" office:value="0.26822230067725" calcext:value-type="float">
            <text:p>0.2682223007</text:p>
          </table:table-cell>
          <table:table-cell table:number-columns-repeated="100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60.27886421368" calcext:value-type="float">
            <text:p>2160.2788642137</text:p>
          </table:table-cell>
          <table:table-cell office:value-type="float" office:value="0.248301277856157" calcext:value-type="float">
            <text:p>0.248301277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871559022269882" calcext:value-type="float">
            <text:p>0.871559022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54.50745845584" calcext:value-type="float">
            <text:p>1754.5074584558</text:p>
          </table:table-cell>
          <table:table-cell office:value-type="float" office:value="0.25870540501542" calcext:value-type="float">
            <text:p>0.25870540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2.05351146849" calcext:value-type="float">
            <text:p>1032.0535114685</text:p>
          </table:table-cell>
          <table:table-cell office:value-type="float" office:value="0.297067292475972" calcext:value-type="float">
            <text:p>0.2970672925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92.60847738292" calcext:value-type="float">
            <text:p>2392.6084773829</text:p>
          </table:table-cell>
          <table:table-cell office:value-type="float" office:value="0.230272169727562" calcext:value-type="float">
            <text:p>0.230272169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870621105418885" calcext:value-type="float">
            <text:p>0.87062110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3.66832701645" calcext:value-type="float">
            <text:p>2033.6683270165</text:p>
          </table:table-cell>
          <table:table-cell office:value-type="float" office:value="0.219255507914765" calcext:value-type="float">
            <text:p>0.21925550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68.45420868037" calcext:value-type="float">
            <text:p>1768.4542086804</text:p>
          </table:table-cell>
          <table:table-cell office:value-type="float" office:value="0.233608090455374" calcext:value-type="float">
            <text:p>0.2336080905</text:p>
          </table:table-cell>
          <table:table-cell table:number-columns-repeated="100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29.51400184836" calcext:value-type="float">
            <text:p>2529.5140018484</text:p>
          </table:table-cell>
          <table:table-cell office:value-type="float" office:value="0.224646805569581" calcext:value-type="float">
            <text:p>0.2246468056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869368201239841" calcext:value-type="float">
            <text:p>0.869368201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926.97015324861" calcext:value-type="float">
            <text:p>1926.9701532486</text:p>
          </table:table-cell>
          <table:table-cell office:value-type="float" office:value="0.253271760329848" calcext:value-type="float">
            <text:p>0.25327176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66.61836452245" calcext:value-type="float">
            <text:p>1066.6183645225</text:p>
          </table:table-cell>
          <table:table-cell office:value-type="float" office:value="0.285956854099546" calcext:value-type="float">
            <text:p>0.2859568541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31.23556498241" calcext:value-type="float">
            <text:p>2631.2355649824</text:p>
          </table:table-cell>
          <table:table-cell office:value-type="float" office:value="0.223339851047189" calcext:value-type="float">
            <text:p>0.2233398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868517642746161" calcext:value-type="float">
            <text:p>0.86851764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57.36698572352" calcext:value-type="float">
            <text:p>2257.3669857235</text:p>
          </table:table-cell>
          <table:table-cell office:value-type="float" office:value="0.218266989920281" calcext:value-type="float">
            <text:p>0.21826698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5.87937349935" calcext:value-type="float">
            <text:p>1645.8793734994</text:p>
          </table:table-cell>
          <table:table-cell office:value-type="float" office:value="0.230475630095268" calcext:value-type="float">
            <text:p>0.23047563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867230300424718" calcext:value-type="float">
            <text:p>0.86723030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866451410970897" calcext:value-type="float">
            <text:p>0.86645141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865680960509167" calcext:value-type="float">
            <text:p>0.86568096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864878164811397" calcext:value-type="float">
            <text:p>0.864878164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864046930459375" calcext:value-type="float">
            <text:p>0.86404693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863276933156452" calcext:value-type="float">
            <text:p>0.86327693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862678836466522" calcext:value-type="float">
            <text:p>0.862678836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862155474404189" calcext:value-type="float">
            <text:p>0.86215547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861676329135927" calcext:value-type="float">
            <text:p>0.86167632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861175686303088" calcext:value-type="float">
            <text:p>0.8611756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860609169284572" calcext:value-type="float">
            <text:p>0.860609169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860212783121874" calcext:value-type="float">
            <text:p>0.860212783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859742554237737" calcext:value-type="float">
            <text:p>0.8597425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859400612954534" calcext:value-type="float">
            <text:p>0.8594006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858964923377147" calcext:value-type="float">
            <text:p>0.858964923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858439703225412" calcext:value-type="float">
            <text:p>0.85843970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857977472891755" calcext:value-type="float">
            <text:p>0.85797747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857598449870461" calcext:value-type="float">
            <text:p>0.85759844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857278447733143" calcext:value-type="float">
            <text:p>0.85727844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856873639047845" calcext:value-type="float">
            <text:p>0.85687363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9.7996982326422" calcext:value-type="float">
            <text:p>49.7996982326</text:p>
          </table:table-cell>
          <table:table-cell office:value-type="float" office:value="0.553860126601425" calcext:value-type="float">
            <text:p>0.553860126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74.9224911327855" calcext:value-type="float">
            <text:p>74.9224911328</text:p>
          </table:table-cell>
          <table:table-cell office:value-type="float" office:value="0.513458771250308" calcext:value-type="float">
            <text:p>0.51345877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00.90833097634" calcext:value-type="float">
            <text:p>100.9083309763</text:p>
          </table:table-cell>
          <table:table-cell office:value-type="float" office:value="0.485547545983431" calcext:value-type="float">
            <text:p>0.4855475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22.722671906704" calcext:value-type="float">
            <text:p>122.7226719067</text:p>
          </table:table-cell>
          <table:table-cell office:value-type="float" office:value="0.46354486300779" calcext:value-type="float">
            <text:p>0.4635448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44.177044421785" calcext:value-type="float">
            <text:p>144.1770444218</text:p>
          </table:table-cell>
          <table:table-cell office:value-type="float" office:value="0.443607488847892" calcext:value-type="float">
            <text:p>0.44360748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67.447591769359" calcext:value-type="float">
            <text:p>167.4475917694</text:p>
          </table:table-cell>
          <table:table-cell office:value-type="float" office:value="0.430584494993809" calcext:value-type="float">
            <text:p>0.4305844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91.048506309993" calcext:value-type="float">
            <text:p>191.04850631</text:p>
          </table:table-cell>
          <table:table-cell office:value-type="float" office:value="0.417081425837987" calcext:value-type="float">
            <text:p>0.41708142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212.733166817326" calcext:value-type="float">
            <text:p>212.7331668173</text:p>
          </table:table-cell>
          <table:table-cell office:value-type="float" office:value="0.406159206207272" calcext:value-type="float">
            <text:p>0.40615920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236.504724013487" calcext:value-type="float">
            <text:p>236.5047240135</text:p>
          </table:table-cell>
          <table:table-cell office:value-type="float" office:value="0.396185792018299" calcext:value-type="float">
            <text:p>0.3961857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259.031718813475" calcext:value-type="float">
            <text:p>259.0317188135</text:p>
          </table:table-cell>
          <table:table-cell office:value-type="float" office:value="0.385534800629689" calcext:value-type="float">
            <text:p>0.38553480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8.840500812588" calcext:value-type="float">
            <text:p>278.8405008126</text:p>
          </table:table-cell>
          <table:table-cell office:value-type="float" office:value="0.379821415883646" calcext:value-type="float">
            <text:p>0.37982141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300.370941899752" calcext:value-type="float">
            <text:p>300.3709418998</text:p>
          </table:table-cell>
          <table:table-cell office:value-type="float" office:value="0.372938959925654" calcext:value-type="float">
            <text:p>0.37293895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319.043558651922" calcext:value-type="float">
            <text:p>319.0435586519</text:p>
          </table:table-cell>
          <table:table-cell office:value-type="float" office:value="0.36759502510626" calcext:value-type="float">
            <text:p>0.367595025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38.068417065119" calcext:value-type="float">
            <text:p>338.0684170651</text:p>
          </table:table-cell>
          <table:table-cell office:value-type="float" office:value="0.362424778903593" calcext:value-type="float">
            <text:p>0.36242477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354.802809501482" calcext:value-type="float">
            <text:p>354.8028095015</text:p>
          </table:table-cell>
          <table:table-cell office:value-type="float" office:value="0.358482380199319" calcext:value-type="float">
            <text:p>0.358482380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377.53489930071" calcext:value-type="float">
            <text:p>377.5348993007</text:p>
          </table:table-cell>
          <table:table-cell office:value-type="float" office:value="0.348039000346496" calcext:value-type="float">
            <text:p>0.34803900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8.854600758689" calcext:value-type="float">
            <text:p>398.8546007587</text:p>
          </table:table-cell>
          <table:table-cell office:value-type="float" office:value="0.344115072617773" calcext:value-type="float">
            <text:p>0.344115072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419.830225547716" calcext:value-type="float">
            <text:p>419.8302255477</text:p>
          </table:table-cell>
          <table:table-cell office:value-type="float" office:value="0.339830654189258" calcext:value-type="float">
            <text:p>0.339830654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439.383397809981" calcext:value-type="float">
            <text:p>439.38339781</text:p>
          </table:table-cell>
          <table:table-cell office:value-type="float" office:value="0.336322219839205" calcext:value-type="float">
            <text:p>0.336322219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2.730382391381" calcext:value-type="float">
            <text:p>462.7303823914</text:p>
          </table:table-cell>
          <table:table-cell office:value-type="float" office:value="0.332076854670475" calcext:value-type="float">
            <text:p>0.332076854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1.125893315726" calcext:value-type="float">
            <text:p>481.1258933157</text:p>
          </table:table-cell>
          <table:table-cell office:value-type="float" office:value="0.328999062135208" calcext:value-type="float">
            <text:p>0.32899906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3.526048886785" calcext:value-type="float">
            <text:p>503.5260488868</text:p>
          </table:table-cell>
          <table:table-cell office:value-type="float" office:value="0.325483244550102" calcext:value-type="float">
            <text:p>0.325483244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1.42292866964" calcext:value-type="float">
            <text:p>521.4229286696</text:p>
          </table:table-cell>
          <table:table-cell office:value-type="float" office:value="0.322033110342858" calcext:value-type="float">
            <text:p>0.32203311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48.482301874285" calcext:value-type="float">
            <text:p>548.4823018743</text:p>
          </table:table-cell>
          <table:table-cell office:value-type="float" office:value="0.318633641529539" calcext:value-type="float">
            <text:p>0.318633641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5.522575284637" calcext:value-type="float">
            <text:p>565.5225752846</text:p>
          </table:table-cell>
          <table:table-cell office:value-type="float" office:value="0.316339441695412" calcext:value-type="float">
            <text:p>0.31633944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2722527739" calcext:value-type="float">
            <text:p>587.6927225277</text:p>
          </table:table-cell>
          <table:table-cell office:value-type="float" office:value="0.314344958708715" calcext:value-type="float">
            <text:p>0.314344958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7.889474509447" calcext:value-type="float">
            <text:p>607.8894745094</text:p>
          </table:table-cell>
          <table:table-cell office:value-type="float" office:value="0.312560475898477" calcext:value-type="float">
            <text:p>0.31256047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26.447605543986" calcext:value-type="float">
            <text:p>626.447605544</text:p>
          </table:table-cell>
          <table:table-cell office:value-type="float" office:value="0.311029805778206" calcext:value-type="float">
            <text:p>0.311029805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6.309461545805" calcext:value-type="float">
            <text:p>646.3094615458</text:p>
          </table:table-cell>
          <table:table-cell office:value-type="float" office:value="0.309199022165431" calcext:value-type="float">
            <text:p>0.309199022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6.870186126164" calcext:value-type="float">
            <text:p>666.8701861262</text:p>
          </table:table-cell>
          <table:table-cell office:value-type="float" office:value="0.307687440807966" calcext:value-type="float">
            <text:p>0.30768744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3.247334644351" calcext:value-type="float">
            <text:p>693.2473346444</text:p>
          </table:table-cell>
          <table:table-cell office:value-type="float" office:value="0.306315221280662" calcext:value-type="float">
            <text:p>0.30631522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5.798169776994" calcext:value-type="float">
            <text:p>715.798169777</text:p>
          </table:table-cell>
          <table:table-cell office:value-type="float" office:value="0.30474448452882" calcext:value-type="float">
            <text:p>0.304744484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2.014506866439" calcext:value-type="float">
            <text:p>742.0145068664</text:p>
          </table:table-cell>
          <table:table-cell office:value-type="float" office:value="0.303429565471635" calcext:value-type="float">
            <text:p>0.303429565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4.597336355126" calcext:value-type="float">
            <text:p>764.5973363551</text:p>
          </table:table-cell>
          <table:table-cell office:value-type="float" office:value="0.301751407682836" calcext:value-type="float">
            <text:p>0.301751407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89.666970147106" calcext:value-type="float">
            <text:p>789.6669701471</text:p>
          </table:table-cell>
          <table:table-cell office:value-type="float" office:value="0.2997114413568" calcext:value-type="float">
            <text:p>0.29971144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8.190420425378" calcext:value-type="float">
            <text:p>818.1904204254</text:p>
          </table:table-cell>
          <table:table-cell office:value-type="float" office:value="0.297723721684654" calcext:value-type="float">
            <text:p>0.29772372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6.782858308541" calcext:value-type="float">
            <text:p>836.7828583085</text:p>
          </table:table-cell>
          <table:table-cell office:value-type="float" office:value="0.296243510597219" calcext:value-type="float">
            <text:p>0.29624351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5.73828787259" calcext:value-type="float">
            <text:p>855.7382878726</text:p>
          </table:table-cell>
          <table:table-cell office:value-type="float" office:value="0.294760683969444" calcext:value-type="float">
            <text:p>0.29476068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5.596982225488" calcext:value-type="float">
            <text:p>885.5969822255</text:p>
          </table:table-cell>
          <table:table-cell office:value-type="float" office:value="0.292950357360386" calcext:value-type="float">
            <text:p>0.2929503574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2" draw:text-style-name="P2" svg:width="6.2988in" svg:height="3.5429in" svg:x="16.7437in" svg:y="0.1157in">
            <draw:object draw:notify-on-update-of-ranges="Sheet2.O3:Sheet2.O21 Sheet2.N3:Sheet2.N21 Sheet2.G3:Sheet2.G41 Sheet2.F3:Sheet2.F41 Sheet2.C3:Sheet2.C21 Sheet2.B3:Sheet2.B21 Sheet2.K3:Sheet2.K21 Sheet2.J3:Sheet2.J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draw:text-style-name="P2" svg:width="6.2988in" svg:height="3.5429in" svg:x="16.7354in" svg:y="4.8394in">
            <draw:object draw:notify-on-update-of-ranges="Sheet2.O47:Sheet2.O65 Sheet2.N47:Sheet2.N65 Sheet2.G47:Sheet2.G85 Sheet2.F47:Sheet2.F85 Sheet2.C47:Sheet2.C65 Sheet2.B47:Sheet2.B65 Sheet2.K46:Sheet2.K64 Sheet2.J46:Sheet2.J6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2" svg:width="6.2988in" svg:height="3.5429in" svg:x="16.5701in" svg:y="8.7114in">
            <draw:object draw:notify-on-update-of-ranges="Sheet2.O90:Sheet2.O108 Sheet2.N90:Sheet2.N108 Sheet2.G89:Sheet2.G127 Sheet2.F89:Sheet2.F127 Sheet2.C89:Sheet2.C107 Sheet2.B89:Sheet2.B107 Sheet2.K89:Sheet2.K107 Sheet2.J89:Sheet2.J10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09" table:default-cell-style-name="ce1"/>
        <table:table-row table:style-name="ro2"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  <table:table-cell/>
          <table:table-cell office:value-type="string" calcext:value-type="string">
            <text:p>6 month</text:p>
          </table:table-cell>
          <table:table-cell office:value-type="string" calcext:value-type="string">
            <text:p>Winnowing</text:p>
          </table:table-cell>
          <table:table-cell table:style-name="Default"/>
          <table:table-cell/>
          <table:table-cell office:value-type="string" calcext:value-type="string">
            <text:p>TDDD</text:p>
          </table:table-cell>
          <table:table-cell table:style-name="Default" office:value-type="string" calcext:value-type="string">
            <text:p>Min = 2</text:p>
          </table:table-cell>
          <table:table-cell table:style-name="Default" office:value-type="string" calcext:value-type="string">
            <text:p>Max = 8</text:p>
          </table:table-cell>
          <table:table-cell/>
          <table:table-cell office:value-type="string" calcext:value-type="string">
            <text:p>six month</text:p>
          </table:table-cell>
          <table:table-cell office:value-type="string" calcext:value-type="string">
            <text:p>KR</text:p>
          </table:table-cell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606735199778469" calcext:value-type="float">
            <text:p>0.60673519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75033142576515" calcext:value-type="float">
            <text:p>0.37503314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85725140154162" calcext:value-type="float">
            <text:p>0.4857251402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559303017094967" calcext:value-type="float">
            <text:p>0.55930301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4218225409693" calcext:value-type="float">
            <text:p>0.34218225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438500740874629" calcext:value-type="float">
            <text:p>0.438500740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52523119678539" calcext:value-type="float">
            <text:p>0.52523119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320240686455648" calcext:value-type="float">
            <text:p>0.32024068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97838282608353" calcext:value-type="float">
            <text:p>0.397838282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98335726004402" calcext:value-type="float">
            <text:p>0.4983357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315993575615006" calcext:value-type="float">
            <text:p>0.31599357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87925730688704" calcext:value-type="float">
            <text:p>0.3879257307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74330478646199" calcext:value-type="float">
            <text:p>0.47433047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54711097120299" calcext:value-type="float">
            <text:p>0.25471109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338124732135973" calcext:value-type="float">
            <text:p>0.3381247321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58780642506557" calcext:value-type="float">
            <text:p>0.45878064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53976481802401" calcext:value-type="float">
            <text:p>0.253976481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311408099922318" calcext:value-type="float">
            <text:p>0.311408099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44314784082399" calcext:value-type="float">
            <text:p>0.44314784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46575382400015" calcext:value-type="float">
            <text:p>0.24657538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310497201862126" calcext:value-type="float">
            <text:p>0.3104972019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42900616137501" calcext:value-type="float">
            <text:p>0.4290061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3656066657246" calcext:value-type="float">
            <text:p>0.236560666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322220411580731" calcext:value-type="float">
            <text:p>0.3222204116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417208593219648" calcext:value-type="float">
            <text:p>0.41720859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48292115430515" calcext:value-type="float">
            <text:p>0.24829211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315910272464974" calcext:value-type="float">
            <text:p>0.3159102725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406406210009062" calcext:value-type="float">
            <text:p>0.4064062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47804837271295" calcext:value-type="float">
            <text:p>0.247804837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302037109990771" calcext:value-type="float">
            <text:p>0.30203711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98956327048437" calcext:value-type="float">
            <text:p>0.3989563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206815224765735" calcext:value-type="float">
            <text:p>0.206815224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64603681766873" calcext:value-type="float">
            <text:p>0.2646036818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89566643914219" calcext:value-type="float">
            <text:p>0.389566643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209307913700234" calcext:value-type="float">
            <text:p>0.209307913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88340596944481" calcext:value-type="float">
            <text:p>0.2883405969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83457443541632" calcext:value-type="float">
            <text:p>0.38345744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91809125155323" calcext:value-type="float">
            <text:p>0.191809125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39978561781693" calcext:value-type="float">
            <text:p>0.2399785618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77444983563825" calcext:value-type="float">
            <text:p>0.377444983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78419703437489" calcext:value-type="float">
            <text:p>0.178419703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56956782235666" calcext:value-type="float">
            <text:p>0.2569567822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72107910653732" calcext:value-type="float">
            <text:p>0.372107910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9031473725679" calcext:value-type="float">
            <text:p>0.190314737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53573742093923" calcext:value-type="float">
            <text:p>0.253573742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6087582138364" calcext:value-type="float">
            <text:p>0.360875821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209620630047639" calcext:value-type="float">
            <text:p>0.209620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90629307284112" calcext:value-type="float">
            <text:p>0.2906293073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6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56035842301978" calcext:value-type="float">
            <text:p>0.356035842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6546308738816" calcext:value-type="float">
            <text:p>0.16546308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214839781565726" calcext:value-type="float">
            <text:p>0.2148397816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50755064418672" calcext:value-type="float">
            <text:p>0.35075506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21019302921657" calcext:value-type="float">
            <text:p>0.221019302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78300530445386" calcext:value-type="float">
            <text:p>0.2783005304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46728341531386" calcext:value-type="float">
            <text:p>0.34672834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54944563323313" calcext:value-type="float">
            <text:p>0.15494456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209992068423969" calcext:value-type="float">
            <text:p>0.2099920684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41679856956612" calcext:value-type="float">
            <text:p>0.34167985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37924188562844" calcext:value-type="float">
            <text:p>0.33792418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333837965959628" calcext:value-type="float">
            <text:p>0.3338379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329623668858539" calcext:value-type="float">
            <text:p>0.32962366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325800499845431" calcext:value-type="float">
            <text:p>0.325800499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322031183788342" calcext:value-type="float">
            <text:p>0.3220311838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318919636615342" calcext:value-type="float">
            <text:p>0.318919636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316540088340724" calcext:value-type="float">
            <text:p>0.31654008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314177373243371" calcext:value-type="float">
            <text:p>0.314177373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312080867719681" calcext:value-type="float">
            <text:p>0.312080867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309818443498393" calcext:value-type="float">
            <text:p>0.30981844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308056497909172" calcext:value-type="float">
            <text:p>0.30805649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30624561831137" calcext:value-type="float">
            <text:p>0.3062456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304561348919347" calcext:value-type="float">
            <text:p>0.304561348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302461284643323" calcext:value-type="float">
            <text:p>0.302461284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98851612960036" calcext:value-type="float">
            <text:p>0.29885161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96551021434306" calcext:value-type="float">
            <text:p>0.296551021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94575296141626" calcext:value-type="float">
            <text:p>0.29457529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92871026054455" calcext:value-type="float">
            <text:p>0.292871026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90611197190134" calcext:value-type="float">
            <text:p>0.29061119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Last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344569948180652" calcext:value-type="float">
            <text:p>0.3445699482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533386341526766" calcext:value-type="float">
            <text:p>0.53338634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31085385855647" calcext:value-type="float">
            <text:p>0.310853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428272326572729" calcext:value-type="float">
            <text:p>0.4282723266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90643218927289" calcext:value-type="float">
            <text:p>0.49064321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86767224488988" calcext:value-type="float">
            <text:p>0.28676722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85876588121452" calcext:value-type="float">
            <text:p>0.3858765881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462429892311178" calcext:value-type="float">
            <text:p>0.46242989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85736655407884" calcext:value-type="float">
            <text:p>0.28573665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53007845813315" calcext:value-type="float">
            <text:p>0.353007845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440155956268287" calcext:value-type="float">
            <text:p>0.4401559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33817237837265" calcext:value-type="float">
            <text:p>0.23381723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47282317066449" calcext:value-type="float">
            <text:p>0.3472823171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418062874054311" calcext:value-type="float">
            <text:p>0.418062874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27568545216521" calcext:value-type="float">
            <text:p>0.22756854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97932317602367" calcext:value-type="float">
            <text:p>0.29793231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404408866135973" calcext:value-type="float">
            <text:p>0.40440886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23756063675861" calcext:value-type="float">
            <text:p>0.22375606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76589577977257" calcext:value-type="float">
            <text:p>0.276589578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90569461381094" calcext:value-type="float">
            <text:p>0.390569461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214780715093838" calcext:value-type="float">
            <text:p>0.214780715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77768813354587" calcext:value-type="float">
            <text:p>0.2777688134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78456777010121" calcext:value-type="float">
            <text:p>0.37845677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25996265405158" calcext:value-type="float">
            <text:p>0.225996265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86310798589883" calcext:value-type="float">
            <text:p>0.2863107986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68457536971458" calcext:value-type="float">
            <text:p>0.368457537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28554731681435" calcext:value-type="float">
            <text:p>0.22855473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86869227161129" calcext:value-type="float">
            <text:p>0.2868692272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58274758272751" calcext:value-type="float">
            <text:p>0.358274758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84239300506999" calcext:value-type="float">
            <text:p>0.184239300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73790771550553" calcext:value-type="float">
            <text:p>0.2737907716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52508893321501" calcext:value-type="float">
            <text:p>0.352508893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89798302659866" calcext:value-type="float">
            <text:p>0.18979830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36310398533084" calcext:value-type="float">
            <text:p>0.236310398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346071431446451" calcext:value-type="float">
            <text:p>0.346071431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74310573557182" calcext:value-type="float">
            <text:p>0.174310573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59309436317052" calcext:value-type="float">
            <text:p>0.2593094363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340872096964711" calcext:value-type="float">
            <text:p>0.34087209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62199172300605" calcext:value-type="float">
            <text:p>0.162199172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214271338882729" calcext:value-type="float">
            <text:p>0.2142713389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335879361047012" calcext:value-type="float">
            <text:p>0.3358793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75176118905238" calcext:value-type="float">
            <text:p>0.17517611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31407548474659" calcext:value-type="float">
            <text:p>0.2314075485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331476703704488" calcext:value-type="float">
            <text:p>0.331476703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93454095913467" calcext:value-type="float">
            <text:p>0.19345409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30610511082794" calcext:value-type="float">
            <text:p>0.2306105111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320762433701436" calcext:value-type="float">
            <text:p>0.320762433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51002534175443" calcext:value-type="float">
            <text:p>0.1510025342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67020539513518" calcext:value-type="float">
            <text:p>0.2670205395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316911185285599" calcext:value-type="float">
            <text:p>0.316911185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205436825991526" calcext:value-type="float">
            <text:p>0.2054368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94149869281921" calcext:value-type="float">
            <text:p>0.194149869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312386076287725" calcext:value-type="float">
            <text:p>0.312386076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41408034388232" calcext:value-type="float">
            <text:p>0.141408034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55940293819594" calcext:value-type="float">
            <text:p>0.2559402938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309063653362458" calcext:value-type="float">
            <text:p>0.3090636534</text:p>
          </table:table-cell>
          <table:table-cell/>
          <table:table-cell table:style-name="Default" table:number-columns-repeated="3"/>
          <table:table-cell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89772519965457" calcext:value-type="float">
            <text:p>0.18977252</text:p>
          </table:table-cell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304657070182428" calcext:value-type="float">
            <text:p>0.30465707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301434786024421" calcext:value-type="float">
            <text:p>0.30143478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98016903699792" calcext:value-type="float">
            <text:p>0.298016903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94355347925405" calcext:value-type="float">
            <text:p>0.294355347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90906889944451" calcext:value-type="float">
            <text:p>0.290906889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8854345624199" calcext:value-type="float">
            <text:p>0.288543456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86339760937846" calcext:value-type="float">
            <text:p>0.28633976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84433157205667" calcext:value-type="float">
            <text:p>0.284433157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8253269432086" calcext:value-type="float">
            <text:p>0.282532694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80739673540252" calcext:value-type="float">
            <text:p>0.2807396735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79302184859026" calcext:value-type="float">
            <text:p>0.279302184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77977726353957" calcext:value-type="float">
            <text:p>0.277977726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76611178658683" calcext:value-type="float">
            <text:p>0.276611178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75325999249652" calcext:value-type="float">
            <text:p>0.275325999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73674840226583" calcext:value-type="float">
            <text:p>0.273674840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70629413355568" calcext:value-type="float">
            <text:p>0.270629413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68589918332033" calcext:value-type="float">
            <text:p>0.268589918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6689610904754" calcext:value-type="float">
            <text:p>0.266896109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65472290594078" calcext:value-type="float">
            <text:p>0.265472290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63612793451109" calcext:value-type="float">
            <text:p>0.2636127935</text:p>
          </table:table-cell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3"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  <table:table-cell/>
          <table:table-cell office:value-type="string" calcext:value-type="string">
            <text:p>2 Year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Pri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Two Year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.9475325223806" calcext:value-type="float">
            <text:p>49.9475325224</text:p>
          </table:table-cell>
          <table:table-cell office:value-type="float" office:value="0.444547792959177" calcext:value-type="float">
            <text:p>0.4445477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.790110527081" calcext:value-type="float">
            <text:p>314.7901105271</text:p>
          </table:table-cell>
          <table:table-cell office:value-type="float" office:value="0.296973541480069" calcext:value-type="float">
            <text:p>0.2969735415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  <table:table-cell table:number-columns-repeated="100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5.1023834741233" calcext:value-type="float">
            <text:p>75.1023834741</text:p>
          </table:table-cell>
          <table:table-cell office:value-type="float" office:value="0.411357397484605" calcext:value-type="float">
            <text:p>0.4113573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77.241661529637" calcext:value-type="float">
            <text:p>477.2416615296</text:p>
          </table:table-cell>
          <table:table-cell office:value-type="float" office:value="0.272981100563614" calcext:value-type="float">
            <text:p>0.2729811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2.861783113739" calcext:value-type="float">
            <text:p>112.8617831137</text:p>
          </table:table-cell>
          <table:table-cell office:value-type="float" office:value="0.362543775926307" calcext:value-type="float">
            <text:p>0.3625437759</text:p>
          </table:table-cell>
          <table:table-cell table:number-columns-repeated="100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.263056449916" calcext:value-type="float">
            <text:p>101.2630564499</text:p>
          </table:table-cell>
          <table:table-cell office:value-type="float" office:value="0.389766172624841" calcext:value-type="float">
            <text:p>0.38976617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17.519398998652" calcext:value-type="float">
            <text:p>617.5193989987</text:p>
          </table:table-cell>
          <table:table-cell office:value-type="float" office:value="0.251689671206854" calcext:value-type="float">
            <text:p>0.25168967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.109549117227" calcext:value-type="float">
            <text:p>176.1095491172</text:p>
          </table:table-cell>
          <table:table-cell office:value-type="float" office:value="0.329102310758445" calcext:value-type="float">
            <text:p>0.3291023108</text:p>
          </table:table-cell>
          <table:table-cell table:number-columns-repeated="100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2.990357168969" calcext:value-type="float">
            <text:p>122.990357169</text:p>
          </table:table-cell>
          <table:table-cell office:value-type="float" office:value="0.373122742109726" calcext:value-type="float">
            <text:p>0.37312274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31.686452555407" calcext:value-type="float">
            <text:p>831.6864525554</text:p>
          </table:table-cell>
          <table:table-cell office:value-type="float" office:value="0.24781236276298" calcext:value-type="float">
            <text:p>0.24781236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4.35812347551" calcext:value-type="float">
            <text:p>224.3581234755</text:p>
          </table:table-cell>
          <table:table-cell office:value-type="float" office:value="0.30342882788652" calcext:value-type="float">
            <text:p>0.3034288279</text:p>
          </table:table-cell>
          <table:table-cell table:number-columns-repeated="100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4.773549949223" calcext:value-type="float">
            <text:p>144.7735499492</text:p>
          </table:table-cell>
          <table:table-cell office:value-type="float" office:value="0.355560711489265" calcext:value-type="float">
            <text:p>0.35556071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28.34783286189" calcext:value-type="float">
            <text:p>1028.3478328619</text:p>
          </table:table-cell>
          <table:table-cell office:value-type="float" office:value="0.206651808563849" calcext:value-type="float">
            <text:p>0.20665180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5.209950867179" calcext:value-type="float">
            <text:p>345.2099508672</text:p>
          </table:table-cell>
          <table:table-cell office:value-type="float" office:value="0.302006707641546" calcext:value-type="float">
            <text:p>0.3020067076</text:p>
          </table:table-cell>
          <table:table-cell table:number-columns-repeated="100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7.920995780217" calcext:value-type="float">
            <text:p>167.9209957802</text:p>
          </table:table-cell>
          <table:table-cell office:value-type="float" office:value="0.344866408048412" calcext:value-type="float">
            <text:p>0.34486640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211.71292243582" calcext:value-type="float">
            <text:p>1211.7129224358</text:p>
          </table:table-cell>
          <table:table-cell office:value-type="float" office:value="0.202434866108755" calcext:value-type="float">
            <text:p>0.20243486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.802046262694" calcext:value-type="float">
            <text:p>411.8020462627</text:p>
          </table:table-cell>
          <table:table-cell office:value-type="float" office:value="0.258025336315728" calcext:value-type="float">
            <text:p>0.2580253363</text:p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1.403822761566" calcext:value-type="float">
            <text:p>191.4038227616</text:p>
          </table:table-cell>
          <table:table-cell office:value-type="float" office:value="0.334830597010652" calcext:value-type="float">
            <text:p>0.33483059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09.98836838588" calcext:value-type="float">
            <text:p>1409.9883683859</text:p>
          </table:table-cell>
          <table:table-cell office:value-type="float" office:value="0.200140449232204" calcext:value-type="float">
            <text:p>0.200140449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73.131746135373" calcext:value-type="float">
            <text:p>473.1317461354</text:p>
          </table:table-cell>
          <table:table-cell office:value-type="float" office:value="0.239172231813217" calcext:value-type="float">
            <text:p>0.2391722318</text:p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13.442977734934" calcext:value-type="float">
            <text:p>213.4429777349</text:p>
          </table:table-cell>
          <table:table-cell office:value-type="float" office:value="0.325208816789615" calcext:value-type="float">
            <text:p>0.325208816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412.64605376759" calcext:value-type="float">
            <text:p>1412.6460537676</text:p>
          </table:table-cell>
          <table:table-cell office:value-type="float" office:value="0.193955171947958" calcext:value-type="float">
            <text:p>0.19395517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23.23880769668" calcext:value-type="float">
            <text:p>623.2388076967</text:p>
          </table:table-cell>
          <table:table-cell office:value-type="float" office:value="0.241988239479706" calcext:value-type="float">
            <text:p>0.2419882395</text:p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.451714560016" calcext:value-type="float">
            <text:p>237.45171456</text:p>
          </table:table-cell>
          <table:table-cell office:value-type="float" office:value="0.316168236775289" calcext:value-type="float">
            <text:p>0.31616823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6.07277750689" calcext:value-type="float">
            <text:p>1736.0727775069</text:p>
          </table:table-cell>
          <table:table-cell office:value-type="float" office:value="0.204542878304773" calcext:value-type="float">
            <text:p>0.204542878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30.983323413438" calcext:value-type="float">
            <text:p>530.9833234134</text:p>
          </table:table-cell>
          <table:table-cell office:value-type="float" office:value="0.25255081761106" calcext:value-type="float">
            <text:p>0.2525508176</text:p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60.223151897359" calcext:value-type="float">
            <text:p>260.2231518974</text:p>
          </table:table-cell>
          <table:table-cell office:value-type="float" office:value="0.308927547817748" calcext:value-type="float">
            <text:p>0.308927547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815.40063119629" calcext:value-type="float">
            <text:p>1815.4006311963</text:p>
          </table:table-cell>
          <table:table-cell office:value-type="float" office:value="0.208278320130319" calcext:value-type="float">
            <text:p>0.20827832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27.788831614565" calcext:value-type="float">
            <text:p>727.7888316146</text:p>
          </table:table-cell>
          <table:table-cell office:value-type="float" office:value="0.25445105222477" calcext:value-type="float">
            <text:p>0.2544510522</text:p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.977068641196" calcext:value-type="float">
            <text:p>279.9770686412</text:p>
          </table:table-cell>
          <table:table-cell office:value-type="float" office:value="0.304867861564538" calcext:value-type="float">
            <text:p>0.30486786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92.36626343977" calcext:value-type="float">
            <text:p>2192.3662634398</text:p>
          </table:table-cell>
          <table:table-cell office:value-type="float" office:value="0.166777842963138" calcext:value-type="float">
            <text:p>0.16677784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81.754080205969" calcext:value-type="float">
            <text:p>681.754080206</text:p>
          </table:table-cell>
          <table:table-cell office:value-type="float" office:value="0.243653134958312" calcext:value-type="float">
            <text:p>0.243653135</text:p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1.081739631958" calcext:value-type="float">
            <text:p>301.081739632</text:p>
          </table:table-cell>
          <table:table-cell office:value-type="float" office:value="0.299546836621523" calcext:value-type="float">
            <text:p>0.299546836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094.89326445823" calcext:value-type="float">
            <text:p>2094.8932644582</text:p>
          </table:table-cell>
          <table:table-cell office:value-type="float" office:value="0.170749012854107" calcext:value-type="float">
            <text:p>0.17074901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76.445551681484" calcext:value-type="float">
            <text:p>976.4455516815</text:p>
          </table:table-cell>
          <table:table-cell office:value-type="float" office:value="0.208273577431433" calcext:value-type="float">
            <text:p>0.2082735774</text:p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20.10476922467" calcext:value-type="float">
            <text:p>320.1047692247</text:p>
          </table:table-cell>
          <table:table-cell office:value-type="float" office:value="0.29497852329196" calcext:value-type="float">
            <text:p>0.294978523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29.81005744183" calcext:value-type="float">
            <text:p>2429.8100574418</text:p>
          </table:table-cell>
          <table:table-cell office:value-type="float" office:value="0.158072646069881" calcext:value-type="float">
            <text:p>0.158072646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6.322393605698" calcext:value-type="float">
            <text:p>766.3223936057</text:p>
          </table:table-cell>
          <table:table-cell office:value-type="float" office:value="0.229993847734198" calcext:value-type="float">
            <text:p>0.2299938477</text:p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39.063320599483" calcext:value-type="float">
            <text:p>339.0633205995</text:p>
          </table:table-cell>
          <table:table-cell office:value-type="float" office:value="0.2913213241147" calcext:value-type="float">
            <text:p>0.291321324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615.50363178341" calcext:value-type="float">
            <text:p>2615.5036317834</text:p>
          </table:table-cell>
          <table:table-cell office:value-type="float" office:value="0.147076558264211" calcext:value-type="float">
            <text:p>0.147076558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35.01988286818" calcext:value-type="float">
            <text:p>1035.0198828682</text:p>
          </table:table-cell>
          <table:table-cell office:value-type="float" office:value="0.1881533037845" calcext:value-type="float">
            <text:p>0.1881533038</text:p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56.206034159569" calcext:value-type="float">
            <text:p>356.2060341596</text:p>
          </table:table-cell>
          <table:table-cell office:value-type="float" office:value="0.287856150379549" calcext:value-type="float">
            <text:p>0.287856150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850.59441133997" calcext:value-type="float">
            <text:p>2850.59441134</text:p>
          </table:table-cell>
          <table:table-cell office:value-type="float" office:value="0.159456160164586" calcext:value-type="float">
            <text:p>0.159456160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084.88798114909" calcext:value-type="float">
            <text:p>1084.8879811491</text:p>
          </table:table-cell>
          <table:table-cell office:value-type="float" office:value="0.206426475652408" calcext:value-type="float">
            <text:p>0.2064264757</text:p>
          </table:table-cell>
          <table:table-cell table:number-columns-repeated="1009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79.699184023251" calcext:value-type="float">
            <text:p>379.6991840233</text:p>
          </table:table-cell>
          <table:table-cell office:value-type="float" office:value="0.278815491657928" calcext:value-type="float">
            <text:p>0.278815491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50.42099347067" calcext:value-type="float">
            <text:p>2750.4209934707</text:p>
          </table:table-cell>
          <table:table-cell office:value-type="float" office:value="0.176128016020291" calcext:value-type="float">
            <text:p>0.17612801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75.83647872271" calcext:value-type="float">
            <text:p>1375.8364787227</text:p>
          </table:table-cell>
          <table:table-cell office:value-type="float" office:value="0.204503399367401" calcext:value-type="float">
            <text:p>0.2045033994</text:p>
          </table:table-cell>
          <table:table-cell table:number-columns-repeated="1009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0.867850639394" calcext:value-type="float">
            <text:p>400.8678506394</text:p>
          </table:table-cell>
          <table:table-cell office:value-type="float" office:value="0.275682354030899" calcext:value-type="float">
            <text:p>0.27568235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397.87874635255" calcext:value-type="float">
            <text:p>3397.8787463526</text:p>
          </table:table-cell>
          <table:table-cell office:value-type="float" office:value="0.137477385007442" calcext:value-type="float">
            <text:p>0.13747738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030.14477595894" calcext:value-type="float">
            <text:p>1030.1447759589</text:p>
          </table:table-cell>
          <table:table-cell office:value-type="float" office:value="0.241278122993551" calcext:value-type="float">
            <text:p>0.241278123</text:p>
          </table:table-cell>
          <table:table-cell table:number-columns-repeated="1009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1.035208818651" calcext:value-type="float">
            <text:p>421.0352088187</text:p>
          </table:table-cell>
          <table:table-cell office:value-type="float" office:value="0.271848893419768" calcext:value-type="float">
            <text:p>0.271848893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121.81037446717" calcext:value-type="float">
            <text:p>3121.8103744672</text:p>
          </table:table-cell>
          <table:table-cell office:value-type="float" office:value="0.19081593322824" calcext:value-type="float">
            <text:p>0.190815933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755.86386426634" calcext:value-type="float">
            <text:p>1755.8638642663</text:p>
          </table:table-cell>
          <table:table-cell office:value-type="float" office:value="0.17325167328997" calcext:value-type="float">
            <text:p>0.1732516733</text:p>
          </table:table-cell>
          <table:table-cell table:number-columns-repeated="100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.970280332931" calcext:value-type="float">
            <text:p>439.9702803329</text:p>
          </table:table-cell>
          <table:table-cell office:value-type="float" office:value="0.269186723721526" calcext:value-type="float">
            <text:p>0.26918672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6.09062424309" calcext:value-type="float">
            <text:p>3746.0906242431</text:p>
          </table:table-cell>
          <table:table-cell office:value-type="float" office:value="0.128082519660329" calcext:value-type="float">
            <text:p>0.128082519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076.89578187415" calcext:value-type="float">
            <text:p>1076.8957818742</text:p>
          </table:table-cell>
          <table:table-cell office:value-type="float" office:value="0.23284996103454" calcext:value-type="float">
            <text:p>0.232849961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463.072318154193" calcext:value-type="float">
            <text:p>463.0723181542</text:p>
          </table:table-cell>
          <table:table-cell office:value-type="float" office:value="0.265511234893564" calcext:value-type="float">
            <text:p>0.265511234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651.4026836394" calcext:value-type="float">
            <text:p>1651.4026836394</text:p>
          </table:table-cell>
          <table:table-cell office:value-type="float" office:value="0.168750446555447" calcext:value-type="float">
            <text:p>0.1687504466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483.325211735577" calcext:value-type="float">
            <text:p>483.3252117356</text:p>
          </table:table-cell>
          <table:table-cell office:value-type="float" office:value="0.262920024274258" calcext:value-type="float">
            <text:p>0.262920024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507.034619245357" calcext:value-type="float">
            <text:p>507.0346192454</text:p>
          </table:table-cell>
          <table:table-cell office:value-type="float" office:value="0.260360821443066" calcext:value-type="float">
            <text:p>0.26036082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525.525435731077" calcext:value-type="float">
            <text:p>525.5254357311</text:p>
          </table:table-cell>
          <table:table-cell office:value-type="float" office:value="0.258422491389818" calcext:value-type="float">
            <text:p>0.258422491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550.947187031021" calcext:value-type="float">
            <text:p>550.947187031</text:p>
          </table:table-cell>
          <table:table-cell office:value-type="float" office:value="0.256736290729305" calcext:value-type="float">
            <text:p>0.25673629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567.747049774764" calcext:value-type="float">
            <text:p>567.7470497748</text:p>
          </table:table-cell>
          <table:table-cell office:value-type="float" office:value="0.255119960703042" calcext:value-type="float">
            <text:p>0.255119960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587.693510488814" calcext:value-type="float">
            <text:p>587.6935104888</text:p>
          </table:table-cell>
          <table:table-cell office:value-type="float" office:value="0.253388637417227" calcext:value-type="float">
            <text:p>0.253388637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609.723925192244" calcext:value-type="float">
            <text:p>609.7239251922</text:p>
          </table:table-cell>
          <table:table-cell office:value-type="float" office:value="0.251753012982525" calcext:value-type="float">
            <text:p>0.25175301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450" calcext:value-type="float">
            <text:p>1450</text:p>
          </table:table-cell>
          <table:table-cell office:value-type="float" office:value="630.977073140599" calcext:value-type="float">
            <text:p>630.9770731406</text:p>
          </table:table-cell>
          <table:table-cell office:value-type="float" office:value="0.250384617255868" calcext:value-type="float">
            <text:p>0.250384617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648.383489601395" calcext:value-type="float">
            <text:p>648.3834896014</text:p>
          </table:table-cell>
          <table:table-cell office:value-type="float" office:value="0.249292030080537" calcext:value-type="float">
            <text:p>0.249292030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550" calcext:value-type="float">
            <text:p>1550</text:p>
          </table:table-cell>
          <table:table-cell office:value-type="float" office:value="668.996506991541" calcext:value-type="float">
            <text:p>668.9965069915</text:p>
          </table:table-cell>
          <table:table-cell office:value-type="float" office:value="0.248294094772422" calcext:value-type="float">
            <text:p>0.248294094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00" calcext:value-type="float">
            <text:p>1600</text:p>
          </table:table-cell>
          <table:table-cell office:value-type="float" office:value="695.087790533388" calcext:value-type="float">
            <text:p>695.0877905334</text:p>
          </table:table-cell>
          <table:table-cell office:value-type="float" office:value="0.247161399883225" calcext:value-type="float">
            <text:p>0.2471613999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650" calcext:value-type="float">
            <text:p>1650</text:p>
          </table:table-cell>
          <table:table-cell office:value-type="float" office:value="719.855820970856" calcext:value-type="float">
            <text:p>719.8558209709</text:p>
          </table:table-cell>
          <table:table-cell office:value-type="float" office:value="0.246081802951549" calcext:value-type="float">
            <text:p>0.24608180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00" calcext:value-type="float">
            <text:p>1700</text:p>
          </table:table-cell>
          <table:table-cell office:value-type="float" office:value="745.183483568469" calcext:value-type="float">
            <text:p>745.1834835685</text:p>
          </table:table-cell>
          <table:table-cell office:value-type="float" office:value="0.245250414728424" calcext:value-type="float">
            <text:p>0.2452504147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750" calcext:value-type="float">
            <text:p>1750</text:p>
          </table:table-cell>
          <table:table-cell office:value-type="float" office:value="767.318217423055" calcext:value-type="float">
            <text:p>767.3182174231</text:p>
          </table:table-cell>
          <table:table-cell office:value-type="float" office:value="0.243903219755968" calcext:value-type="float">
            <text:p>0.2439032198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793.206680591259" calcext:value-type="float">
            <text:p>793.2066805913</text:p>
          </table:table-cell>
          <table:table-cell office:value-type="float" office:value="0.24129164398716" calcext:value-type="float">
            <text:p>0.241291644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850" calcext:value-type="float">
            <text:p>1850</text:p>
          </table:table-cell>
          <table:table-cell office:value-type="float" office:value="814.968581242658" calcext:value-type="float">
            <text:p>814.9685812427</text:p>
          </table:table-cell>
          <table:table-cell office:value-type="float" office:value="0.239595669266524" calcext:value-type="float">
            <text:p>0.2395956693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832.763620610286" calcext:value-type="float">
            <text:p>832.7636206103</text:p>
          </table:table-cell>
          <table:table-cell office:value-type="float" office:value="0.238187381637975" calcext:value-type="float">
            <text:p>0.2381873816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1950" calcext:value-type="float">
            <text:p>1950</text:p>
          </table:table-cell>
          <table:table-cell office:value-type="float" office:value="850.92396461234" calcext:value-type="float">
            <text:p>850.9239646123</text:p>
          </table:table-cell>
          <table:table-cell office:value-type="float" office:value="0.237049261010273" calcext:value-type="float">
            <text:p>0.237049261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888.519875376953" calcext:value-type="float">
            <text:p>888.519875377</text:p>
          </table:table-cell>
          <table:table-cell office:value-type="float" office:value="0.235441567329359" calcext:value-type="float">
            <text:p>0.2354415673</text:p>
          </table:table-cell>
          <table:table-cell table:number-columns-repeated="1017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2" draw:text-style-name="P2" svg:width="6.2988in" svg:height="3.5429in" svg:x="7.087in" svg:y="0.2949in">
            <draw:object draw:notify-on-update-of-ranges="Sheet3.C3:Sheet3.C21 Sheet3.B3:Sheet3.B21 Sheet3.F3:Sheet3.F21 Sheet3.E3:Sheet3.E2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2" svg:width="6.2988in" svg:height="3.5429in" svg:x="7.1252in" svg:y="4.3457in">
            <draw:object draw:notify-on-update-of-ranges="Sheet3.C24:Sheet3.C42 Sheet3.B24:Sheet3.B42 Sheet3.F24:Sheet3.F42 Sheet3.E24:Sheet3.E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2" draw:text-style-name="P2" svg:width="6.2988in" svg:height="3.5429in" svg:x="8.0398in" svg:y="8.6925in">
            <draw:object draw:notify-on-update-of-ranges="Sheet3.C46:Sheet3.C64 Sheet3.B46:Sheet3.B65 Sheet3.F46:Sheet3.F64 Sheet3.E46:Sheet3.E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1" table:default-cell-style-name="ce1"/>
        <table:table-column table:style-name="co2" table:number-columns-repeated="2" table:default-cell-style-name="ce1"/>
        <table:table-row table:style-name="ro2">
          <table:table-cell office:value-type="string" calcext:value-type="string">
            <text:p>2min Using greater than or equal</text:p>
          </table:table-cell>
          <table:table-cell table:number-columns-repeated="2"/>
          <table:table-cell office:value-type="string" calcext:value-type="string">
            <text:p>6 month</text:p>
          </table:table-cell>
          <table:table-cell office:value-type="string" calcext:value-type="string">
            <text:p>2min</text:p>
          </table:table-cell>
          <table:table-cell table:style-name="Default"/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six_month</text:p>
          </table:table-cell>
          <table:table-cell/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59073669612134" calcext:value-type="float">
            <text:p>0.4590736696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444916146014198" calcext:value-type="float">
            <text:p>0.444916146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412802320362573" calcext:value-type="float">
            <text:p>0.4128023204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97845145349177" calcext:value-type="float">
            <text:p>0.397845145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74025301601006" calcext:value-type="float">
            <text:p>0.3740253016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52468071583626" calcext:value-type="float">
            <text:p>0.352468071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54494981997316" calcext:value-type="float">
            <text:p>0.354494982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33432611073199" calcext:value-type="float">
            <text:p>0.333432611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39403751579573" calcext:value-type="float">
            <text:p>0.3394037516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318860608102907" calcext:value-type="float">
            <text:p>0.318860608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325132302977268" calcext:value-type="float">
            <text:p>0.325132303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305670946993151" calcext:value-type="float">
            <text:p>0.30567094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31244477504529" calcext:value-type="float">
            <text:p>0.31244477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86813928507843" calcext:value-type="float">
            <text:p>0.286813928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303420759484027" calcext:value-type="float">
            <text:p>0.3034207595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72496010652103" calcext:value-type="float">
            <text:p>0.272496010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95434293081339" calcext:value-type="float">
            <text:p>0.2954342931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66163791785681" calcext:value-type="float">
            <text:p>0.266163791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89952110404" calcext:value-type="float">
            <text:p>0.2899521104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60698403769996" calcext:value-type="float">
            <text:p>0.260698403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85274434430997" calcext:value-type="float">
            <text:p>0.2852744344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54943062470121" calcext:value-type="float">
            <text:p>0.254943062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80746318164731" calcext:value-type="float">
            <text:p>0.2807463182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5070701764749" calcext:value-type="float">
            <text:p>0.250707017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77252952772897" calcext:value-type="float">
            <text:p>0.2772529528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47800500493755" calcext:value-type="float">
            <text:p>0.247800500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73996773780685" calcext:value-type="float">
            <text:p>0.2739967738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44761688462525" calcext:value-type="float">
            <text:p>0.2447616885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70188468437612" calcext:value-type="float">
            <text:p>0.2701884684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42371376400051" calcext:value-type="float">
            <text:p>0.242371376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65552661712939" calcext:value-type="float">
            <text:p>0.2655526617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40184593157449" calcext:value-type="float">
            <text:p>0.2401845932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45611927235975" calcext:value-type="float">
            <text:p>0.245611927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220916918771624" calcext:value-type="float">
            <text:p>0.220916918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373090553574" calcext:value-type="float">
            <text:p>0.2373090554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213317620039517" calcext:value-type="float">
            <text:p>0.2133176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234700571089102" calcext:value-type="float">
            <text:p>0.2347005711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211145858843228" calcext:value-type="float">
            <text:p>0.2111458588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st year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Local Boundary</text:p>
          </table:table-cell>
          <table:table-cell table:style-name="ce1" office:value-type="string" calcext:value-type="string">
            <text:p>BlockSize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403990497493399" calcext:value-type="float">
            <text:p>0.4039904975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91201316059364" calcext:value-type="float">
            <text:p>0.391201316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66297057186353" calcext:value-type="float">
            <text:p>0.366297057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53294164709514" calcext:value-type="float">
            <text:p>0.35329416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332429939074417" calcext:value-type="float">
            <text:p>0.3324299391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314667675117031" calcext:value-type="float">
            <text:p>0.314667675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317551569327326" calcext:value-type="float">
            <text:p>0.3175515693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300407784635341" calcext:value-type="float">
            <text:p>0.300407784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303142297109694" calcext:value-type="float">
            <text:p>0.3031422971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8673634352139" calcext:value-type="float">
            <text:p>0.286736343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91346566019264" calcext:value-type="float">
            <text:p>0.291346566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75947823441975" calcext:value-type="float">
            <text:p>0.2759478234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80920492463054" calcext:value-type="float">
            <text:p>0.2809204925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59866081370231" calcext:value-type="float">
            <text:p>0.259866081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73837848402041" calcext:value-type="float">
            <text:p>0.2738378484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47471254452123" calcext:value-type="float">
            <text:p>0.247471254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67470559210287" calcext:value-type="float">
            <text:p>0.2674705592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4241160454047" calcext:value-type="float">
            <text:p>0.242411604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43898504575692" calcext:value-type="float">
            <text:p>0.2438985046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872352324011" calcext:value-type="float">
            <text:p>0.218723523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40214727531218" calcext:value-type="float">
            <text:p>0.2402147275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4084032161024" calcext:value-type="float">
            <text:p>0.2140840322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7082771796411" calcext:value-type="float">
            <text:p>0.2370827718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11136205326572" calcext:value-type="float">
            <text:p>0.211136205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34238871307882" calcext:value-type="float">
            <text:p>0.2342388713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785527980946" calcext:value-type="float">
            <text:p>0.20878552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31900380306051" calcext:value-type="float">
            <text:p>0.2319003803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540737618564" calcext:value-type="float">
            <text:p>0.206540737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8917133092618" calcext:value-type="float">
            <text:p>0.2289171331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4825979281937" calcext:value-type="float">
            <text:p>0.2048259793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5038383529679" calcext:value-type="float">
            <text:p>0.2250383835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3083998264019" calcext:value-type="float">
            <text:p>0.203083998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625797120996" calcext:value-type="float">
            <text:p>0.2062579712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4818984875608" calcext:value-type="float">
            <text:p>0.184818984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201489856522655" calcext:value-type="float">
            <text:p>0.2014898565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715680065913" calcext:value-type="float">
            <text:p>0.18071568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9630681815222" calcext:value-type="float">
            <text:p>0.1996306818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9251233028748" calcext:value-type="float">
            <text:p>0.179251233</text:p>
          </table:table-cell>
        </table:table-row>
        <table:table-row table:style-name="ro2">
          <table:table-cell table:number-columns-repeated="3"/>
          <table:table-cell table:style-name="Default" table:number-columns-repeated="3"/>
        </table:table-row>
        <table:table-row table:style-name="ro3">
          <table:table-cell office:value-type="string" calcext:value-type="string">
            <text:p>Printin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<text:span text:style-name="T1">wo</text:span><text:span text:style-name="T2"> Year</text:span>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Local Boundary</text:p>
          </table:table-cell>
          <table:table-cell table:style-name="ce1" office:value-type="string" calcext:value-type="string">
            <text:p>BlockSize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8.285389950473" calcext:value-type="float">
            <text:p>198.2853899505</text:p>
          </table:table-cell>
          <table:table-cell office:value-type="float" office:value="0.345007594020906" calcext:value-type="float">
            <text:p>0.345007594</text:p>
          </table:table-cell>
          <table:table-cell office:value-type="float" office:value="100" calcext:value-type="float">
            <text:p>100</text:p>
          </table:table-cell>
          <table:table-cell office:value-type="float" office:value="222.501745177812" calcext:value-type="float">
            <text:p>222.5017451778</text:p>
          </table:table-cell>
          <table:table-cell office:value-type="float" office:value="0.33442032627318" calcext:value-type="float">
            <text:p>0.334420326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86.724631336123" calcext:value-type="float">
            <text:p>286.7246313361</text:p>
          </table:table-cell>
          <table:table-cell office:value-type="float" office:value="0.316116289198216" calcext:value-type="float">
            <text:p>0.3161162892</text:p>
          </table:table-cell>
          <table:table-cell office:value-type="float" office:value="150" calcext:value-type="float">
            <text:p>150</text:p>
          </table:table-cell>
          <table:table-cell office:value-type="float" office:value="343.115802173676" calcext:value-type="float">
            <text:p>343.1158021737</text:p>
          </table:table-cell>
          <table:table-cell office:value-type="float" office:value="0.305888820050981" calcext:value-type="float">
            <text:p>0.305888820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94.763096047227" calcext:value-type="float">
            <text:p>394.7630960472</text:p>
          </table:table-cell>
          <table:table-cell office:value-type="float" office:value="0.28704897024087" calcext:value-type="float">
            <text:p>0.2870489702</text:p>
          </table:table-cell>
          <table:table-cell office:value-type="float" office:value="200" calcext:value-type="float">
            <text:p>200</text:p>
          </table:table-cell>
          <table:table-cell office:value-type="float" office:value="494.441360016681" calcext:value-type="float">
            <text:p>494.4413600167</text:p>
          </table:table-cell>
          <table:table-cell office:value-type="float" office:value="0.273559108245579" calcext:value-type="float">
            <text:p>0.273559108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86.280852661901" calcext:value-type="float">
            <text:p>486.2808526619</text:p>
          </table:table-cell>
          <table:table-cell office:value-type="float" office:value="0.275295860849519" calcext:value-type="float">
            <text:p>0.2752958608</text:p>
          </table:table-cell>
          <table:table-cell office:value-type="float" office:value="250" calcext:value-type="float">
            <text:p>250</text:p>
          </table:table-cell>
          <table:table-cell office:value-type="float" office:value="618.779970700762" calcext:value-type="float">
            <text:p>618.7799707008</text:p>
          </table:table-cell>
          <table:table-cell office:value-type="float" office:value="0.26232322883589" calcext:value-type="float">
            <text:p>0.262323228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70.272494888697" calcext:value-type="float">
            <text:p>570.2724948887</text:p>
          </table:table-cell>
          <table:table-cell office:value-type="float" office:value="0.266233178022078" calcext:value-type="float">
            <text:p>0.266233178</text:p>
          </table:table-cell>
          <table:table-cell office:value-type="float" office:value="300" calcext:value-type="float">
            <text:p>300</text:p>
          </table:table-cell>
          <table:table-cell office:value-type="float" office:value="738.534638224281" calcext:value-type="float">
            <text:p>738.5346382243</text:p>
          </table:table-cell>
          <table:table-cell office:value-type="float" office:value="0.253915045536421" calcext:value-type="float">
            <text:p>0.253915045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70.169524838758" calcext:value-type="float">
            <text:p>670.1695248388</text:p>
          </table:table-cell>
          <table:table-cell office:value-type="float" office:value="0.257744296811115" calcext:value-type="float">
            <text:p>0.2577442968</text:p>
          </table:table-cell>
          <table:table-cell office:value-type="float" office:value="350" calcext:value-type="float">
            <text:p>350</text:p>
          </table:table-cell>
          <table:table-cell office:value-type="float" office:value="882.24066729396" calcext:value-type="float">
            <text:p>882.240667294</text:p>
          </table:table-cell>
          <table:table-cell office:value-type="float" office:value="0.246240178881522" calcext:value-type="float">
            <text:p>0.246240178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1.344400929318" calcext:value-type="float">
            <text:p>771.3444009293</text:p>
          </table:table-cell>
          <table:table-cell office:value-type="float" office:value="0.249473426838163" calcext:value-type="float">
            <text:p>0.2494734268</text:p>
          </table:table-cell>
          <table:table-cell office:value-type="float" office:value="400" calcext:value-type="float">
            <text:p>400</text:p>
          </table:table-cell>
          <table:table-cell office:value-type="float" office:value="1069.86697896571" calcext:value-type="float">
            <text:p>1069.8669789657</text:p>
          </table:table-cell>
          <table:table-cell office:value-type="float" office:value="0.232785148530147" calcext:value-type="float">
            <text:p>0.232785148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878.165353836708" calcext:value-type="float">
            <text:p>878.1653538367</text:p>
          </table:table-cell>
          <table:table-cell office:value-type="float" office:value="0.244301339944852" calcext:value-type="float">
            <text:p>0.2443013399</text:p>
          </table:table-cell>
          <table:table-cell office:value-type="float" office:value="450" calcext:value-type="float">
            <text:p>450</text:p>
          </table:table-cell>
          <table:table-cell office:value-type="float" office:value="1240.99788032769" calcext:value-type="float">
            <text:p>1240.9978803277</text:p>
          </table:table-cell>
          <table:table-cell office:value-type="float" office:value="0.222232531062029" calcext:value-type="float">
            <text:p>0.222232531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69.40719430885" calcext:value-type="float">
            <text:p>969.4071943089</text:p>
          </table:table-cell>
          <table:table-cell office:value-type="float" office:value="0.23934648392284" calcext:value-type="float">
            <text:p>0.2393464839</text:p>
          </table:table-cell>
          <table:table-cell office:value-type="float" office:value="500" calcext:value-type="float">
            <text:p>500</text:p>
          </table:table-cell>
          <table:table-cell office:value-type="float" office:value="1363.73126648375" calcext:value-type="float">
            <text:p>1363.7312664838</text:p>
          </table:table-cell>
          <table:table-cell office:value-type="float" office:value="0.218435802811971" calcext:value-type="float">
            <text:p>0.218435802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069.56000921916" calcext:value-type="float">
            <text:p>1069.5600092192</text:p>
          </table:table-cell>
          <table:table-cell office:value-type="float" office:value="0.236289864981342" calcext:value-type="float">
            <text:p>0.236289865</text:p>
          </table:table-cell>
          <table:table-cell office:value-type="float" office:value="550" calcext:value-type="float">
            <text:p>550</text:p>
          </table:table-cell>
          <table:table-cell office:value-type="float" office:value="1490.51534038305" calcext:value-type="float">
            <text:p>1490.5153403831</text:p>
          </table:table-cell>
          <table:table-cell office:value-type="float" office:value="0.21532719722821" calcext:value-type="float">
            <text:p>0.215327197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175.2061035517" calcext:value-type="float">
            <text:p>1175.2061035517</text:p>
          </table:table-cell>
          <table:table-cell office:value-type="float" office:value="0.233913995690147" calcext:value-type="float">
            <text:p>0.2339139957</text:p>
          </table:table-cell>
          <table:table-cell office:value-type="float" office:value="600" calcext:value-type="float">
            <text:p>600</text:p>
          </table:table-cell>
          <table:table-cell office:value-type="float" office:value="1615.84849583063" calcext:value-type="float">
            <text:p>1615.8484958306</text:p>
          </table:table-cell>
          <table:table-cell office:value-type="float" office:value="0.211864881479552" calcext:value-type="float">
            <text:p>0.211864881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254.6145521977" calcext:value-type="float">
            <text:p>1254.6145521977</text:p>
          </table:table-cell>
          <table:table-cell office:value-type="float" office:value="0.231711225815399" calcext:value-type="float">
            <text:p>0.2317112258</text:p>
          </table:table-cell>
          <table:table-cell office:value-type="float" office:value="650" calcext:value-type="float">
            <text:p>650</text:p>
          </table:table-cell>
          <table:table-cell office:value-type="float" office:value="1741.48317311178" calcext:value-type="float">
            <text:p>1741.4831731118</text:p>
          </table:table-cell>
          <table:table-cell office:value-type="float" office:value="0.209634383044112" calcext:value-type="float">
            <text:p>0.20963438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1.91045527319" calcext:value-type="float">
            <text:p>1321.9104552732</text:p>
          </table:table-cell>
          <table:table-cell office:value-type="float" office:value="0.229865753585378" calcext:value-type="float">
            <text:p>0.2298657536</text:p>
          </table:table-cell>
          <table:table-cell office:value-type="float" office:value="700" calcext:value-type="float">
            <text:p>700</text:p>
          </table:table-cell>
          <table:table-cell office:value-type="float" office:value="1843.33714717723" calcext:value-type="float">
            <text:p>1843.3371471772</text:p>
          </table:table-cell>
          <table:table-cell office:value-type="float" office:value="0.208196073874831" calcext:value-type="float">
            <text:p>0.208196073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404.28180858774" calcext:value-type="float">
            <text:p>1404.2818085877</text:p>
          </table:table-cell>
          <table:table-cell office:value-type="float" office:value="0.22826081011331" calcext:value-type="float">
            <text:p>0.2282608101</text:p>
          </table:table-cell>
          <table:table-cell office:value-type="float" office:value="750" calcext:value-type="float">
            <text:p>750</text:p>
          </table:table-cell>
          <table:table-cell office:value-type="float" office:value="1962.3733862643" calcext:value-type="float">
            <text:p>1962.3733862643</text:p>
          </table:table-cell>
          <table:table-cell office:value-type="float" office:value="0.206796089007785" calcext:value-type="float">
            <text:p>0.20679608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07.48802431798" calcext:value-type="float">
            <text:p>1507.488024318</text:p>
          </table:table-cell>
          <table:table-cell office:value-type="float" office:value="0.225710817343405" calcext:value-type="float">
            <text:p>0.2257108173</text:p>
          </table:table-cell>
          <table:table-cell office:value-type="float" office:value="800" calcext:value-type="float">
            <text:p>800</text:p>
          </table:table-cell>
          <table:table-cell office:value-type="float" office:value="2083.43935077932" calcext:value-type="float">
            <text:p>2083.4393507793</text:p>
          </table:table-cell>
          <table:table-cell office:value-type="float" office:value="0.205642202574707" calcext:value-type="float">
            <text:p>0.2056422026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581.06502335758" calcext:value-type="float">
            <text:p>1581.0650233576</text:p>
          </table:table-cell>
          <table:table-cell office:value-type="float" office:value="0.22266220368762" calcext:value-type="float">
            <text:p>0.2226622037</text:p>
          </table:table-cell>
          <table:table-cell office:value-type="float" office:value="850" calcext:value-type="float">
            <text:p>850</text:p>
          </table:table-cell>
          <table:table-cell office:value-type="float" office:value="2174.87861305982" calcext:value-type="float">
            <text:p>2174.8786130598</text:p>
          </table:table-cell>
          <table:table-cell office:value-type="float" office:value="0.204489549098036" calcext:value-type="float">
            <text:p>0.204489549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720.13234075557" calcext:value-type="float">
            <text:p>1720.1323407556</text:p>
          </table:table-cell>
          <table:table-cell office:value-type="float" office:value="0.204395850502168" calcext:value-type="float">
            <text:p>0.2043958505</text:p>
          </table:table-cell>
          <table:table-cell office:value-type="float" office:value="900" calcext:value-type="float">
            <text:p>900</text:p>
          </table:table-cell>
          <table:table-cell office:value-type="float" office:value="2405.95353167099" calcext:value-type="float">
            <text:p>2405.953531671</text:p>
          </table:table-cell>
          <table:table-cell office:value-type="float" office:value="0.1865699797641" calcext:value-type="float">
            <text:p>0.1865699798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813.75274589058" calcext:value-type="float">
            <text:p>1813.7527458906</text:p>
          </table:table-cell>
          <table:table-cell office:value-type="float" office:value="0.197518712208737" calcext:value-type="float">
            <text:p>0.1975187122</text:p>
          </table:table-cell>
          <table:table-cell office:value-type="float" office:value="950" calcext:value-type="float">
            <text:p>950</text:p>
          </table:table-cell>
          <table:table-cell office:value-type="float" office:value="2546.54309096708" calcext:value-type="float">
            <text:p>2546.5430909671</text:p>
          </table:table-cell>
          <table:table-cell office:value-type="float" office:value="0.180220593106095" calcext:value-type="float">
            <text:p>0.180220593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883.15030869232" calcext:value-type="float">
            <text:p>1883.1503086923</text:p>
          </table:table-cell>
          <table:table-cell office:value-type="float" office:value="0.195969866577339" calcext:value-type="float">
            <text:p>0.1959698666</text:p>
          </table:table-cell>
          <table:table-cell office:value-type="float" office:value="1000" calcext:value-type="float">
            <text:p>1000</text:p>
          </table:table-cell>
          <table:table-cell office:value-type="float" office:value="2652.76441773236" calcext:value-type="float">
            <text:p>2652.7644177324</text:p>
          </table:table-cell>
          <table:table-cell office:value-type="float" office:value="0.178923337409143" calcext:value-type="float">
            <text:p>0.1789233374</text:p>
          </table:table-cell>
        </table:table-row>
        <table:table-row table:style-name="ro2" table:number-rows-repeated="43">
          <table:table-cell table:number-columns-repeated="3"/>
          <table:table-cell table:style-name="Default" table:number-columns-repeated="3"/>
        </table:table-row>
        <table:table-row table:style-name="ro2" table:number-rows-repeated="10484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 style:font-family-generic="swiss"/>
    <style:font-face style:name="Liberation Sans" svg:font-family="'Liberation Sans'" style:font-family-generic="swiss" style:font-pitch="variable"/>
    <style:font-face style:name="Liberation Sans11" svg:font-family="'Liberation Sans1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style:font-family-generic="swiss" fo:font-size="11pt" style:font-name-asian="Droid Sans Fallback" style:font-family-asian="'Droid Sans Fallback'" style:font-family-generic-asian="system" style:font-pitch-asian="variable" style:font-size-asian="11pt" style:font-name-complex="Liberation Sans1" style:font-family-complex="'Liberation Sans1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23:32:04.117284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ive_5f_set-_5f_upto_5f_1000" style:display-name="PageStyle_archive_set-_upto_100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01:22:02</meta:creation-date>
    <meta:initial-creator>shah</meta:initial-creator>
    <dc:language>en-US</dc:language>
    <dc:date>2016-08-07T01:05:56.394795310</dc:date>
    <meta:editing-cycles>20</meta:editing-cycles>
    <meta:editing-duration>PT2H11M</meta:editing-duration>
    <meta:generator>LibreOffice/4.2.8.2$Linux_X86_64 LibreOffice_project/420m0$Build-2</meta:generator>
    <meta:document-statistic meta:table-count="3" meta:cell-count="22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76cm" svg:height="7.616cm" xlink:href="." xlink:type="simple" chart:class="chart:scatter" chart:style-name="ch1">
        <chart:title svg:x="3.684cm" svg:y="0.288cm" chart:style-name="ch2">
          <text:p>Current VS Last Week </text:p>
        </chart:title>
        <chart:legend chart:legend-position="end" svg:x="11.395cm" svg:y="2.762cm" style:legend-expansion="high" chart:style-name="ch3"/>
        <chart:plot-area chart:style-name="ch4" chart:data-source-has-labels="both" svg:x="1.864cm" svg:y="1.345cm" svg:width="9.252cm" svg:height="5.036cm">
          <chartooo:coordinate-region svg:x="2.626cm" svg:y="1.544cm" svg:width="8.118cm" svg:height="4.34cm"/>
          <chart:axis chart:dimension="x" chart:name="primary-x" chart:style-name="ch5" chartooo:axis-type="auto">
            <chart:title svg:x="5.5cm" svg:y="6.533cm" chart:style-name="ch6">
              <text:p>Block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95535255590153">
                <text:p>0.95535255590153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968345320607876">
                <text:p>0.968345320607876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950164921272591">
                <text:p>0.950164921272591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946300310420683">
                <text:p>0.9463003104206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949703034982855">
                <text:p>0.949703034982855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63191440998711">
                <text:p>0.96319144099871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944774780773542">
                <text:p>0.944774780773542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938322906589341">
                <text:p>0.938322906589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946151199150525">
                <text:p>0.9461511991505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5942258884797">
                <text:p>0.95942258884797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94070618851171">
                <text:p>0.94070618851171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93363153522569">
                <text:p>0.93363153522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943672916051999">
                <text:p>0.94367291605199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56362689686572">
                <text:p>0.956362689686572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938018954162516">
                <text:p>0.938018954162516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903037154087288">
                <text:p>0.903037154087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939594012026528">
                <text:p>0.939594012026528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953841856821833">
                <text:p>0.953841856821833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936339738563851">
                <text:p>0.936339738563851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919101621681526">
                <text:p>0.91910162168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936490002467789">
                <text:p>0.93649000246778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951813983183764">
                <text:p>0.951813983183764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934458411750608">
                <text:p>0.934458411750608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912836301284656">
                <text:p>0.912836301284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937352516361392">
                <text:p>0.937352516361392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950152869118407">
                <text:p>0.95015286911840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932129140047202">
                <text:p>0.932129140047202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90493107041666">
                <text:p>0.90493107041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936293133415135">
                <text:p>0.936293133415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94850744320208">
                <text:p>0.94850744320208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92440332526064">
                <text:p>0.92440332526064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916202490837705">
                <text:p>0.916202490837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936463452515287">
                <text:p>0.93646345251528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947259610575275">
                <text:p>0.947259610575275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923306075567785">
                <text:p>0.923306075567785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921306727913244">
                <text:p>0.92130672791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932977115076399">
                <text:p>0.932977115076399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94607495592313">
                <text:p>0.94607495592313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921814358302961">
                <text:p>0.921814358302961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914053693581588">
                <text:p>0.914053693581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931491289766003">
                <text:p>0.93149128976600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945177523080259">
                <text:p>0.945177523080259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920472069765076">
                <text:p>0.920472069765076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916606140404994">
                <text:p>0.916606140404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933131546478652">
                <text:p>0.933131546478652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944260149484841">
                <text:p>0.944260149484841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91942287809184">
                <text:p>0.9194228780918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920841275580238">
                <text:p>0.920841275580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92933007775391">
                <text:p>0.92933007775391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943535474739394">
                <text:p>0.943535474739394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919018838500644">
                <text:p>0.919018838500644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902432174465861">
                <text:p>0.902432174465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929399219212168">
                <text:p>0.929399219212168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942820371787035">
                <text:p>0.942820371787035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918607184032052">
                <text:p>0.91860718403205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90009043855159">
                <text:p>0.90009043855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931440463491451">
                <text:p>0.931440463491451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942186439391245">
                <text:p>0.942186439391245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918140747434491">
                <text:p>0.9181407474344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99774071656175">
                <text:p>0.899774071656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932774774009801">
                <text:p>0.932774774009801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940377942817735">
                <text:p>0.940377942817735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917880700441224">
                <text:p>0.917880700441224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9817857325889">
                <text:p>0.89817857325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921264641465955">
                <text:p>0.921264641465955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939861164142412">
                <text:p>0.939861164142412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915917516749883">
                <text:p>0.915917516749883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97185403271027">
                <text:p>0.897185403271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929724095320012">
                <text:p>0.929724095320012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939070532504143">
                <text:p>0.939070532504143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915606155619762">
                <text:p>0.915606155619762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900800988544521">
                <text:p>0.90080098854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924619654605448">
                <text:p>0.92461965460544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938498037116647">
                <text:p>0.938498037116647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915339558638433">
                <text:p>0.915339558638433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96031788191358">
                <text:p>0.896031788191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937679773098672">
                <text:p>0.93767977309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937210502931014">
                <text:p>0.93721050293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936779057141598">
                <text:p>0.93677905714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936335112742724">
                <text:p>0.93633511274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935855853831166">
                <text:p>0.93585585383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935491157760817">
                <text:p>0.93549115776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935106931648737">
                <text:p>0.935106931648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93473217829146">
                <text:p>0.9347321782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93443244061911">
                <text:p>0.9344324406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934070795327182">
                <text:p>0.93407079532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933711055139455">
                <text:p>0.93371105513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933472763546353">
                <text:p>0.93347276354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933132608378071">
                <text:p>0.93313260837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932899290026134">
                <text:p>0.93289929002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932600433625237">
                <text:p>0.93260043362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93222707624379">
                <text:p>0.9322270762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931965268377828">
                <text:p>0.931965268377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931780036190398">
                <text:p>0.93178003619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931590089249502">
                <text:p>0.93159008924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931300811990296">
                <text:p>0.9313008119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" xlink:type="simple" chart:class="chart:scatter" chart:style-name="ch1">
        <chart:title svg:x="3.751cm" svg:y="0.288cm" chart:style-name="ch2">
          <text:p>Current VS Last Month</text:p>
        </chart:title>
        <chart:legend chart:legend-position="end" svg:x="11.795cm" svg:y="2.762cm" style:legend-expansion="high" chart:style-name="ch3"/>
        <chart:plot-area chart:style-name="ch4" chart:data-source-has-labels="both" svg:x="1.868cm" svg:y="1.345cm" svg:width="9.644cm" svg:height="5.036cm">
          <chartooo:coordinate-region svg:x="2.63cm" svg:y="1.544cm" svg:width="8.51cm" svg:height="4.34cm"/>
          <chart:axis chart:dimension="x" chart:name="primary-x" chart:style-name="ch5" chartooo:axis-type="auto">
            <chart:title svg:x="5.7cm" svg:y="6.533cm" chart:style-name="ch6">
              <text:p>Block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89831973141878">
                <text:p>0.89831973141878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924928507808199">
                <text:p>0.924928507808199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889050589466033">
                <text:p>0.889050589466033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885721909222058">
                <text:p>0.88572190922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888193563435537">
                <text:p>0.888193563435537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914258268038351">
                <text:p>0.914258268038351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879265511502508">
                <text:p>0.879265511502508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873097833878622">
                <text:p>0.873097833878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881100563353129">
                <text:p>0.881100563353129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906486911402834">
                <text:p>0.906486911402834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87147138185703">
                <text:p>0.87147138185703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865791971892038">
                <text:p>0.865791971892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877390771352319">
                <text:p>0.877390771352319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900440126113296">
                <text:p>0.900440126113296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86691129080757">
                <text:p>0.86691129080757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833387718091278">
                <text:p>0.83338771809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869304859299523">
                <text:p>0.869304859299523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895646853537088">
                <text:p>0.895646853537088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86395118373522">
                <text:p>0.86395118373522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846891155764152">
                <text:p>0.84689115576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864181722590279">
                <text:p>0.864181722590279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892124025918982">
                <text:p>0.892124025918982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860928803032714">
                <text:p>0.860928803032714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83861569017416">
                <text:p>0.83861569017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865633385045719">
                <text:p>0.865633385045719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88887732801815">
                <text:p>0.88887732801815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857088175314823">
                <text:p>0.857088175314823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832124955117498">
                <text:p>0.83212495511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864489739639483">
                <text:p>0.864489739639483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885978072531095">
                <text:p>0.885978072531095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848801003091198">
                <text:p>0.848801003091198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843272406363989">
                <text:p>0.843272406363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86394237035131">
                <text:p>0.86394237035131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883620705580976">
                <text:p>0.883620705580976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847006528665422">
                <text:p>0.847006528665422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846423741981376">
                <text:p>0.846423741981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859597772777411">
                <text:p>0.859597772777411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881471868985794">
                <text:p>0.881471868985794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845064903209556">
                <text:p>0.845064903209556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840472631236847">
                <text:p>0.840472631236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855517541960265">
                <text:p>0.855517541960265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879873353987267">
                <text:p>0.879873353987267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843277135412683">
                <text:p>0.843277135412683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839524359811039">
                <text:p>0.839524359811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858514479738659">
                <text:p>0.858514479738659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878060263244475">
                <text:p>0.878060263244475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841716092342424">
                <text:p>0.841716092342424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843035360109839">
                <text:p>0.843035360109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851573340674294">
                <text:p>0.851573340674294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87675936056986">
                <text:p>0.8767593605698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841070388806978">
                <text:p>0.84107038880697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824740659173346">
                <text:p>0.8247406591733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852686120770364">
                <text:p>0.852686120770364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875494351887449">
                <text:p>0.875494351887449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84046600028816">
                <text:p>0.84046600028816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823262347677966">
                <text:p>0.823262347677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855489134677669">
                <text:p>0.855489134677669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874309271563026">
                <text:p>0.874309271563026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839802837984891">
                <text:p>0.839802837984891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823250753077637">
                <text:p>0.823250753077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858446483657409">
                <text:p>0.858446483657409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871559022269882">
                <text:p>0.871559022269882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839350172096448">
                <text:p>0.839350172096448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823712541030366">
                <text:p>0.823712541030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842600536776338">
                <text:p>0.842600536776338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870621105418885">
                <text:p>0.870621105418885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836070138914138">
                <text:p>0.836070138914138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819835583459956">
                <text:p>0.81983558345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854410531382687">
                <text:p>0.854410531382687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869368201239841">
                <text:p>0.869368201239841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835544796008548">
                <text:p>0.835544796008548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824976979647704">
                <text:p>0.824976979647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844072042199307">
                <text:p>0.844072042199307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868517642746161">
                <text:p>0.868517642746161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835210094388764">
                <text:p>0.835210094388764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817763094360636">
                <text:p>0.817763094360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867230300424718">
                <text:p>0.86723030042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866451410970897">
                <text:p>0.86645141097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865680960509167">
                <text:p>0.86568096050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864878164811397">
                <text:p>0.86487816481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864046930459375">
                <text:p>0.8640469304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863276933156452">
                <text:p>0.8632769331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862678836466522">
                <text:p>0.86267883646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862155474404189">
                <text:p>0.86215547440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861676329135927">
                <text:p>0.86167632913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861175686303088">
                <text:p>0.86117568630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860609169284572">
                <text:p>0.860609169284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860212783121874">
                <text:p>0.86021278312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859742554237737">
                <text:p>0.85974255423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859400612954534">
                <text:p>0.8594006129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858964923377147">
                <text:p>0.85896492337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858439703225412">
                <text:p>0.8584397032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857977472891755">
                <text:p>0.85797747289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857598449870461">
                <text:p>0.85759844987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857278447733143">
                <text:p>0.85727844773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856873639047845">
                <text:p>0.85687363904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071cm" chart:symbol-height="0.071cm" chart:link-data-style-to-source="true"/>
      <style:graphic-properties draw:stroke="none" svg:stroke-width="0.071cm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19cm" svg:height="7.616cm" xlink:href="." xlink:type="simple" chart:class="chart:scatter" chart:style-name="ch1">
        <chart:title svg:x="4.042cm" svg:y="0.288cm" chart:style-name="ch2">
          <text:p>Current VS Last Year</text:p>
        </chart:title>
        <chart:legend chart:legend-position="end" svg:x="11.795cm" svg:y="2.762cm" style:legend-expansion="high" chart:style-name="ch3"/>
        <chart:plot-area chart:style-name="ch4" chart:data-source-has-labels="both" svg:x="1.868cm" svg:y="1.345cm" svg:width="9.644cm" svg:height="5.036cm">
          <chartooo:coordinate-region svg:x="2.445cm" svg:y="1.545cm" svg:width="8.695cm" svg:height="4.339cm"/>
          <chart:axis chart:dimension="x" chart:name="primary-x" chart:style-name="ch5" chartooo:axis-type="auto">
            <chart:title svg:x="5.634cm" svg:y="6.533cm" chart:style-name="ch6">
              <text:p>Block Size</text:p>
            </chart:title>
            <chart:categories table:cell-range-address="local-table.$A$2:.$A$40"/>
            <chart:grid chart:style-name="ch7" chart:class="major"/>
          </chart:axis>
          <chart:axis chart:dimension="y" chart:name="primary-y" chart:style-name="ch5">
            <chart:title svg:x="0.451cm" svg:y="3.532cm" chart:style-name="ch6">
              <text:p>Ratio</text:p>
            </chart:title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8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8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8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276004730161">
                <text:p>112.276004730161</text:p>
              </table:table-cell>
              <table:table-cell office:value-type="float" office:value="0.451778043448194">
                <text:p>0.451778043448194</text:p>
              </table:table-cell>
              <table:table-cell office:value-type="float" office:value="49.7996982326422">
                <text:p>49.7996982326422</text:p>
              </table:table-cell>
              <table:table-cell office:value-type="float" office:value="0.553860126601425">
                <text:p>0.553860126601425</text:p>
              </table:table-cell>
              <table:table-cell office:value-type="float" office:value="222.956178572616">
                <text:p>222.956178572616</text:p>
              </table:table-cell>
              <table:table-cell office:value-type="float" office:value="0.416198386585356">
                <text:p>0.416198386585356</text:p>
              </table:table-cell>
              <table:table-cell office:value-type="float" office:value="195.392460633144">
                <text:p>195.392460633144</text:p>
              </table:table-cell>
              <table:table-cell office:value-type="float" office:value="0.418634688005043">
                <text:p>0.4186346880050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.871110997554">
                <text:p>171.871110997554</text:p>
              </table:table-cell>
              <table:table-cell office:value-type="float" office:value="0.411720939995334">
                <text:p>0.411720939995334</text:p>
              </table:table-cell>
              <table:table-cell office:value-type="float" office:value="74.9224911327855">
                <text:p>74.9224911327855</text:p>
              </table:table-cell>
              <table:table-cell office:value-type="float" office:value="0.513458771250308">
                <text:p>0.513458771250308</text:p>
              </table:table-cell>
              <table:table-cell office:value-type="float" office:value="342.711796243544">
                <text:p>342.711796243544</text:p>
              </table:table-cell>
              <table:table-cell office:value-type="float" office:value="0.379904062476326">
                <text:p>0.379904062476326</text:p>
              </table:table-cell>
              <table:table-cell office:value-type="float" office:value="302.799591294456">
                <text:p>302.799591294456</text:p>
              </table:table-cell>
              <table:table-cell office:value-type="float" office:value="0.372944739881036">
                <text:p>0.372944739881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97553352225">
                <text:p>223.197553352225</text:p>
              </table:table-cell>
              <table:table-cell office:value-type="float" office:value="0.379335918955925">
                <text:p>0.379335918955925</text:p>
              </table:table-cell>
              <table:table-cell office:value-type="float" office:value="100.90833097634">
                <text:p>100.90833097634</text:p>
              </table:table-cell>
              <table:table-cell office:value-type="float" office:value="0.485547545983431">
                <text:p>0.485547545983431</text:p>
              </table:table-cell>
              <table:table-cell office:value-type="float" office:value="490.554050838862">
                <text:p>490.554050838862</text:p>
              </table:table-cell>
              <table:table-cell office:value-type="float" office:value="0.341801013574054">
                <text:p>0.341801013574054</text:p>
              </table:table-cell>
              <table:table-cell office:value-type="float" office:value="396.822257665519">
                <text:p>396.822257665519</text:p>
              </table:table-cell>
              <table:table-cell office:value-type="float" office:value="0.349901172035856">
                <text:p>0.34990117203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977374722037">
                <text:p>334.977374722037</text:p>
              </table:table-cell>
              <table:table-cell office:value-type="float" office:value="0.376569983107663">
                <text:p>0.376569983107663</text:p>
              </table:table-cell>
              <table:table-cell office:value-type="float" office:value="122.722671906704">
                <text:p>122.722671906704</text:p>
              </table:table-cell>
              <table:table-cell office:value-type="float" office:value="0.46354486300779">
                <text:p>0.46354486300779</text:p>
              </table:table-cell>
              <table:table-cell office:value-type="float" office:value="620.100883086466">
                <text:p>620.100883086466</text:p>
              </table:table-cell>
              <table:table-cell office:value-type="float" office:value="0.326982721261819">
                <text:p>0.326982721261819</text:p>
              </table:table-cell>
              <table:table-cell office:value-type="float" office:value="516.944143977135">
                <text:p>516.944143977135</text:p>
              </table:table-cell>
              <table:table-cell office:value-type="float" office:value="0.314352772832818">
                <text:p>0.314352772832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.770491656675">
                <text:p>410.770491656675</text:p>
              </table:table-cell>
              <table:table-cell office:value-type="float" office:value="0.326168240083924">
                <text:p>0.326168240083924</text:p>
              </table:table-cell>
              <table:table-cell office:value-type="float" office:value="144.177044421785">
                <text:p>144.177044421785</text:p>
              </table:table-cell>
              <table:table-cell office:value-type="float" office:value="0.443607488847892">
                <text:p>0.443607488847892</text:p>
              </table:table-cell>
              <table:table-cell office:value-type="float" office:value="736.959848485857">
                <text:p>736.959848485857</text:p>
              </table:table-cell>
              <table:table-cell office:value-type="float" office:value="0.315736881050904">
                <text:p>0.315736881050904</text:p>
              </table:table-cell>
              <table:table-cell office:value-type="float" office:value="638.256853301516">
                <text:p>638.256853301516</text:p>
              </table:table-cell>
              <table:table-cell office:value-type="float" office:value="0.294519889262748">
                <text:p>0.294519889262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274980222268">
                <text:p>456.274980222268</text:p>
              </table:table-cell>
              <table:table-cell office:value-type="float" office:value="0.305625536298657">
                <text:p>0.305625536298657</text:p>
              </table:table-cell>
              <table:table-cell office:value-type="float" office:value="167.447591769359">
                <text:p>167.447591769359</text:p>
              </table:table-cell>
              <table:table-cell office:value-type="float" office:value="0.430584494993809">
                <text:p>0.430584494993809</text:p>
              </table:table-cell>
              <table:table-cell office:value-type="float" office:value="882.617660153586">
                <text:p>882.617660153586</text:p>
              </table:table-cell>
              <table:table-cell office:value-type="float" office:value="0.305178634413179">
                <text:p>0.305178634413179</text:p>
              </table:table-cell>
              <table:table-cell office:value-type="float" office:value="732.980272502196">
                <text:p>732.980272502196</text:p>
              </table:table-cell>
              <table:table-cell office:value-type="float" office:value="0.282344779822797">
                <text:p>0.28234477982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8.329078509553">
                <text:p>618.329078509553</text:p>
              </table:table-cell>
              <table:table-cell office:value-type="float" office:value="0.308577540530858">
                <text:p>0.308577540530858</text:p>
              </table:table-cell>
              <table:table-cell office:value-type="float" office:value="191.048506309993">
                <text:p>191.048506309993</text:p>
              </table:table-cell>
              <table:table-cell office:value-type="float" office:value="0.417081425837987">
                <text:p>0.417081425837987</text:p>
              </table:table-cell>
              <table:table-cell office:value-type="float" office:value="1077.36306427341">
                <text:p>1077.36306427341</text:p>
              </table:table-cell>
              <table:table-cell office:value-type="float" office:value="0.2894690850135">
                <text:p>0.2894690850135</text:p>
              </table:table-cell>
              <table:table-cell office:value-type="float" office:value="851.078925966256">
                <text:p>851.078925966256</text:p>
              </table:table-cell>
              <table:table-cell office:value-type="float" office:value="0.28108450799342">
                <text:p>0.2810845079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.644660659655">
                <text:p>507.644660659655</text:p>
              </table:table-cell>
              <table:table-cell office:value-type="float" office:value="0.316387456938135">
                <text:p>0.316387456938135</text:p>
              </table:table-cell>
              <table:table-cell office:value-type="float" office:value="212.733166817326">
                <text:p>212.733166817326</text:p>
              </table:table-cell>
              <table:table-cell office:value-type="float" office:value="0.406159206207272">
                <text:p>0.406159206207272</text:p>
              </table:table-cell>
              <table:table-cell office:value-type="float" office:value="1242.01034655293">
                <text:p>1242.01034655293</text:p>
              </table:table-cell>
              <table:table-cell office:value-type="float" office:value="0.27753515942805">
                <text:p>0.27753515942805</text:p>
              </table:table-cell>
              <table:table-cell office:value-type="float" office:value="875.823874586797">
                <text:p>875.823874586797</text:p>
              </table:table-cell>
              <table:table-cell office:value-type="float" office:value="0.289147707842327">
                <text:p>0.289147707842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.9809511237">
                <text:p>733.9809511237</text:p>
              </table:table-cell>
              <table:table-cell office:value-type="float" office:value="0.322937308488977">
                <text:p>0.322937308488977</text:p>
              </table:table-cell>
              <table:table-cell office:value-type="float" office:value="236.504724013487">
                <text:p>236.504724013487</text:p>
              </table:table-cell>
              <table:table-cell office:value-type="float" office:value="0.396185792018299">
                <text:p>0.396185792018299</text:p>
              </table:table-cell>
              <table:table-cell office:value-type="float" office:value="1357.96673744536">
                <text:p>1357.96673744536</text:p>
              </table:table-cell>
              <table:table-cell office:value-type="float" office:value="0.273126083406264">
                <text:p>0.273126083406264</text:p>
              </table:table-cell>
              <table:table-cell office:value-type="float" office:value="1052.32398553951">
                <text:p>1052.32398553951</text:p>
              </table:table-cell>
              <table:table-cell office:value-type="float" office:value="0.292187980916282">
                <text:p>0.292187980916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7.600847647169">
                <text:p>677.600847647169</text:p>
              </table:table-cell>
              <table:table-cell office:value-type="float" office:value="0.303179707406775">
                <text:p>0.303179707406775</text:p>
              </table:table-cell>
              <table:table-cell office:value-type="float" office:value="259.031718813475">
                <text:p>259.031718813475</text:p>
              </table:table-cell>
              <table:table-cell office:value-type="float" office:value="0.385534800629689">
                <text:p>0.385534800629689</text:p>
              </table:table-cell>
              <table:table-cell office:value-type="float" office:value="1487.26485989389">
                <text:p>1487.26485989389</text:p>
              </table:table-cell>
              <table:table-cell office:value-type="float" office:value="0.262845752215985">
                <text:p>0.262845752215985</text:p>
              </table:table-cell>
              <table:table-cell office:value-type="float" office:value="1153.08096738053">
                <text:p>1153.08096738053</text:p>
              </table:table-cell>
              <table:table-cell office:value-type="float" office:value="0.283685673008367">
                <text:p>0.283685673008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0.021753793401">
                <text:p>970.021753793401</text:p>
              </table:table-cell>
              <table:table-cell office:value-type="float" office:value="0.269871828248373">
                <text:p>0.269871828248373</text:p>
              </table:table-cell>
              <table:table-cell office:value-type="float" office:value="278.840500812588">
                <text:p>278.840500812588</text:p>
              </table:table-cell>
              <table:table-cell office:value-type="float" office:value="0.379821415883646">
                <text:p>0.379821415883646</text:p>
              </table:table-cell>
              <table:table-cell office:value-type="float" office:value="1612.8403120203">
                <text:p>1612.8403120203</text:p>
              </table:table-cell>
              <table:table-cell office:value-type="float" office:value="0.258373575383011">
                <text:p>0.258373575383011</text:p>
              </table:table-cell>
              <table:table-cell office:value-type="float" office:value="1332.44381530568">
                <text:p>1332.44381530568</text:p>
              </table:table-cell>
              <table:table-cell office:value-type="float" office:value="0.26004579301201">
                <text:p>0.2600457930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9.107309672716">
                <text:p>769.107309672716</text:p>
              </table:table-cell>
              <table:table-cell office:value-type="float" office:value="0.290412340157775">
                <text:p>0.290412340157775</text:p>
              </table:table-cell>
              <table:table-cell office:value-type="float" office:value="300.370941899752">
                <text:p>300.370941899752</text:p>
              </table:table-cell>
              <table:table-cell office:value-type="float" office:value="0.372938959925654">
                <text:p>0.372938959925654</text:p>
              </table:table-cell>
              <table:table-cell office:value-type="float" office:value="1736.6892201638">
                <text:p>1736.6892201638</text:p>
              </table:table-cell>
              <table:table-cell office:value-type="float" office:value="0.255676418955581">
                <text:p>0.255676418955581</text:p>
              </table:table-cell>
              <table:table-cell office:value-type="float" office:value="1360.85751197621">
                <text:p>1360.85751197621</text:p>
              </table:table-cell>
              <table:table-cell office:value-type="float" office:value="0.24479826149111">
                <text:p>0.24479826149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.01713757806">
                <text:p>1025.01713757806</text:p>
              </table:table-cell>
              <table:table-cell office:value-type="float" office:value="0.247738353757483">
                <text:p>0.247738353757483</text:p>
              </table:table-cell>
              <table:table-cell office:value-type="float" office:value="319.043558651922">
                <text:p>319.043558651922</text:p>
              </table:table-cell>
              <table:table-cell office:value-type="float" office:value="0.36759502510626">
                <text:p>0.36759502510626</text:p>
              </table:table-cell>
              <table:table-cell office:value-type="float" office:value="1831.28538506062">
                <text:p>1831.28538506062</text:p>
              </table:table-cell>
              <table:table-cell office:value-type="float" office:value="0.253712325778918">
                <text:p>0.253712325778918</text:p>
              </table:table-cell>
              <table:table-cell office:value-type="float" office:value="1508.0352219093">
                <text:p>1508.0352219093</text:p>
              </table:table-cell>
              <table:table-cell office:value-type="float" office:value="0.233656271242354">
                <text:p>0.233656271242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2.26525345812">
                <text:p>1042.26525345812</text:p>
              </table:table-cell>
              <table:table-cell office:value-type="float" office:value="0.264329206238147">
                <text:p>0.264329206238147</text:p>
              </table:table-cell>
              <table:table-cell office:value-type="float" office:value="338.068417065119">
                <text:p>338.068417065119</text:p>
              </table:table-cell>
              <table:table-cell office:value-type="float" office:value="0.362424778903593">
                <text:p>0.362424778903593</text:p>
              </table:table-cell>
              <table:table-cell office:value-type="float" office:value="1947.5519015765">
                <text:p>1947.5519015765</text:p>
              </table:table-cell>
              <table:table-cell office:value-type="float" office:value="0.251599536257422">
                <text:p>0.251599536257422</text:p>
              </table:table-cell>
              <table:table-cell office:value-type="float" office:value="1586.18391975449">
                <text:p>1586.18391975449</text:p>
              </table:table-cell>
              <table:table-cell office:value-type="float" office:value="0.232925407598581">
                <text:p>0.23292540759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.58848534634">
                <text:p>1357.58848534634</text:p>
              </table:table-cell>
              <table:table-cell office:value-type="float" office:value="0.26822230067725">
                <text:p>0.26822230067725</text:p>
              </table:table-cell>
              <table:table-cell office:value-type="float" office:value="354.802809501482">
                <text:p>354.802809501482</text:p>
              </table:table-cell>
              <table:table-cell office:value-type="float" office:value="0.358482380199319">
                <text:p>0.358482380199319</text:p>
              </table:table-cell>
              <table:table-cell office:value-type="float" office:value="2066.76344787032">
                <text:p>2066.76344787032</text:p>
              </table:table-cell>
              <table:table-cell office:value-type="float" office:value="0.249849668669168">
                <text:p>0.249849668669168</text:p>
              </table:table-cell>
              <table:table-cell office:value-type="float" office:value="1823.68730315341">
                <text:p>1823.68730315341</text:p>
              </table:table-cell>
              <table:table-cell office:value-type="float" office:value="0.229968095727255">
                <text:p>0.229968095727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.05351146849">
                <text:p>1032.05351146849</text:p>
              </table:table-cell>
              <table:table-cell office:value-type="float" office:value="0.297067292475972">
                <text:p>0.297067292475972</text:p>
              </table:table-cell>
              <table:table-cell office:value-type="float" office:value="377.53489930071">
                <text:p>377.53489930071</text:p>
              </table:table-cell>
              <table:table-cell office:value-type="float" office:value="0.348039000346496">
                <text:p>0.348039000346496</text:p>
              </table:table-cell>
              <table:table-cell office:value-type="float" office:value="2160.27886421368">
                <text:p>2160.27886421368</text:p>
              </table:table-cell>
              <table:table-cell office:value-type="float" office:value="0.248301277856157">
                <text:p>0.248301277856157</text:p>
              </table:table-cell>
              <table:table-cell office:value-type="float" office:value="1754.50745845584">
                <text:p>1754.50745845584</text:p>
              </table:table-cell>
              <table:table-cell office:value-type="float" office:value="0.25870540501542">
                <text:p>0.25870540501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8.45420868037">
                <text:p>1768.45420868037</text:p>
              </table:table-cell>
              <table:table-cell office:value-type="float" office:value="0.233608090455374">
                <text:p>0.233608090455374</text:p>
              </table:table-cell>
              <table:table-cell office:value-type="float" office:value="398.854600758689">
                <text:p>398.854600758689</text:p>
              </table:table-cell>
              <table:table-cell office:value-type="float" office:value="0.344115072617773">
                <text:p>0.344115072617773</text:p>
              </table:table-cell>
              <table:table-cell office:value-type="float" office:value="2392.60847738292">
                <text:p>2392.60847738292</text:p>
              </table:table-cell>
              <table:table-cell office:value-type="float" office:value="0.230272169727562">
                <text:p>0.230272169727562</text:p>
              </table:table-cell>
              <table:table-cell office:value-type="float" office:value="2033.66832701645">
                <text:p>2033.66832701645</text:p>
              </table:table-cell>
              <table:table-cell office:value-type="float" office:value="0.219255507914765">
                <text:p>0.21925550791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6.61836452245">
                <text:p>1066.61836452245</text:p>
              </table:table-cell>
              <table:table-cell office:value-type="float" office:value="0.285956854099546">
                <text:p>0.285956854099546</text:p>
              </table:table-cell>
              <table:table-cell office:value-type="float" office:value="419.830225547716">
                <text:p>419.830225547716</text:p>
              </table:table-cell>
              <table:table-cell office:value-type="float" office:value="0.339830654189258">
                <text:p>0.339830654189258</text:p>
              </table:table-cell>
              <table:table-cell office:value-type="float" office:value="2529.51400184836">
                <text:p>2529.51400184836</text:p>
              </table:table-cell>
              <table:table-cell office:value-type="float" office:value="0.224646805569581">
                <text:p>0.224646805569581</text:p>
              </table:table-cell>
              <table:table-cell office:value-type="float" office:value="1926.97015324861">
                <text:p>1926.97015324861</text:p>
              </table:table-cell>
              <table:table-cell office:value-type="float" office:value="0.253271760329848">
                <text:p>0.253271760329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.87937349935">
                <text:p>1645.87937349935</text:p>
              </table:table-cell>
              <table:table-cell office:value-type="float" office:value="0.230475630095268">
                <text:p>0.230475630095268</text:p>
              </table:table-cell>
              <table:table-cell office:value-type="float" office:value="439.383397809981">
                <text:p>439.383397809981</text:p>
              </table:table-cell>
              <table:table-cell office:value-type="float" office:value="0.336322219839205">
                <text:p>0.336322219839205</text:p>
              </table:table-cell>
              <table:table-cell office:value-type="float" office:value="2631.23556498241">
                <text:p>2631.23556498241</text:p>
              </table:table-cell>
              <table:table-cell office:value-type="float" office:value="0.223339851047189">
                <text:p>0.223339851047189</text:p>
              </table:table-cell>
              <table:table-cell office:value-type="float" office:value="2257.36698572352">
                <text:p>2257.36698572352</text:p>
              </table:table-cell>
              <table:table-cell office:value-type="float" office:value="0.218266989920281">
                <text:p>0.218266989920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730382391381">
                <text:p>462.730382391381</text:p>
              </table:table-cell>
              <table:table-cell office:value-type="float" office:value="0.332076854670475">
                <text:p>0.33207685467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.125893315726">
                <text:p>481.125893315726</text:p>
              </table:table-cell>
              <table:table-cell office:value-type="float" office:value="0.328999062135208">
                <text:p>0.3289990621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.526048886785">
                <text:p>503.526048886785</text:p>
              </table:table-cell>
              <table:table-cell office:value-type="float" office:value="0.325483244550102">
                <text:p>0.32548324455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.42292866964">
                <text:p>521.42292866964</text:p>
              </table:table-cell>
              <table:table-cell office:value-type="float" office:value="0.322033110342858">
                <text:p>0.3220331103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482301874285">
                <text:p>548.482301874285</text:p>
              </table:table-cell>
              <table:table-cell office:value-type="float" office:value="0.318633641529539">
                <text:p>0.31863364152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.522575284637">
                <text:p>565.522575284637</text:p>
              </table:table-cell>
              <table:table-cell office:value-type="float" office:value="0.316339441695412">
                <text:p>0.31633944169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2722527739">
                <text:p>587.692722527739</text:p>
              </table:table-cell>
              <table:table-cell office:value-type="float" office:value="0.314344958708715">
                <text:p>0.31434495870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.889474509447">
                <text:p>607.889474509447</text:p>
              </table:table-cell>
              <table:table-cell office:value-type="float" office:value="0.312560475898477">
                <text:p>0.31256047589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.447605543986">
                <text:p>626.447605543986</text:p>
              </table:table-cell>
              <table:table-cell office:value-type="float" office:value="0.311029805778206">
                <text:p>0.31102980577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.309461545805">
                <text:p>646.309461545805</text:p>
              </table:table-cell>
              <table:table-cell office:value-type="float" office:value="0.309199022165431">
                <text:p>0.30919902216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870186126164">
                <text:p>666.870186126164</text:p>
              </table:table-cell>
              <table:table-cell office:value-type="float" office:value="0.307687440807966">
                <text:p>0.30768744080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247334644351">
                <text:p>693.247334644351</text:p>
              </table:table-cell>
              <table:table-cell office:value-type="float" office:value="0.306315221280662">
                <text:p>0.30631522128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.798169776994">
                <text:p>715.798169776994</text:p>
              </table:table-cell>
              <table:table-cell office:value-type="float" office:value="0.30474448452882">
                <text:p>0.3047444845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014506866439">
                <text:p>742.014506866439</text:p>
              </table:table-cell>
              <table:table-cell office:value-type="float" office:value="0.303429565471635">
                <text:p>0.30342956547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.597336355126">
                <text:p>764.597336355126</text:p>
              </table:table-cell>
              <table:table-cell office:value-type="float" office:value="0.301751407682836">
                <text:p>0.3017514076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666970147106">
                <text:p>789.666970147106</text:p>
              </table:table-cell>
              <table:table-cell office:value-type="float" office:value="0.2997114413568">
                <text:p>0.299711441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.190420425378">
                <text:p>818.190420425378</text:p>
              </table:table-cell>
              <table:table-cell office:value-type="float" office:value="0.297723721684654">
                <text:p>0.2977237216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.782858308541">
                <text:p>836.782858308541</text:p>
              </table:table-cell>
              <table:table-cell office:value-type="float" office:value="0.296243510597219">
                <text:p>0.29624351059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.73828787259">
                <text:p>855.73828787259</text:p>
              </table:table-cell>
              <table:table-cell office:value-type="float" office:value="0.294760683969444">
                <text:p>0.29476068396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.596982225488">
                <text:p>885.596982225488</text:p>
              </table:table-cell>
              <table:table-cell office:value-type="float" office:value="0.292950357360386">
                <text:p>0.29295035736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123cm" svg:y="0.316cm" chart:style-name="ch2">
          <text:p>6 month</text:p>
        </chart:title>
        <chart:legend chart:legend-position="end" svg:x="13.095cm" svg:y="3.454cm" style:legend-expansion="high" chart:style-name="ch3"/>
        <chart:plot-area chart:style-name="ch4" chart:data-source-has-labels="both" svg:x="1.331cm" svg:y="1.301cm" svg:width="11.444cm" svg:height="6.168cm">
          <chartooo:coordinate-region svg:x="2.058cm" svg:y="1.5cm" svg:width="10.346cm" svg:height="5.322cm"/>
          <chart:axis chart:dimension="x" chart:name="primary-x" chart:style-name="ch5" chartooo:axis-type="auto">
            <chart:title svg:x="5.937cm" svg:y="7.649cm" chart:style-name="ch6">
              <text:p>Avg Block Size
</text:p>
            </chart:title>
            <chart:categories table:cell-range-address="local-table.$A$2:.$A$40"/>
          </chart:axis>
          <chart:axis chart:dimension="y" chart:name="primary-y" chart:style-name="ch5">
            <chart:title svg:x="0.451cm" svg:y="4.826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10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11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12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</table:table-cell>
              <table:table-cell office:value-type="float" office:value="0.485725140154162">
                <text:p>0.485725140154162</text:p>
              </table:table-cell>
              <table:table-cell office:value-type="float" office:value="49.9475325223806">
                <text:p>49.9475325223806</text:p>
              </table:table-cell>
              <table:table-cell office:value-type="float" office:value="0.606735199778469">
                <text:p>0.606735199778469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444916146014198">
                <text:p>0.444916146014198</text:p>
              </table:table-cell>
              <table:table-cell office:value-type="float" office:value="314.790110527081">
                <text:p>314.790110527081</text:p>
              </table:table-cell>
              <table:table-cell office:value-type="float" office:value="0.375033142576515">
                <text:p>0.3750331425765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438500740874629">
                <text:p>0.438500740874629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559303017094967">
                <text:p>0.559303017094967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97845145349177">
                <text:p>0.397845145349177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4218225409693">
                <text:p>0.3421822540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97838282608353">
                <text:p>0.397838282608353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52523119678539">
                <text:p>0.52523119678539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52468071583626">
                <text:p>0.352468071583626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320240686455648">
                <text:p>0.320240686455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87925730688704">
                <text:p>0.387925730688704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98335726004402">
                <text:p>0.498335726004402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33432611073199">
                <text:p>0.33343261107319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315993575615006">
                <text:p>0.31599357561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338124732135973">
                <text:p>0.338124732135973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74330478646199">
                <text:p>0.474330478646199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318860608102907">
                <text:p>0.318860608102907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54711097120299">
                <text:p>0.254711097120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311408099922318">
                <text:p>0.311408099922318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58780642506557">
                <text:p>0.458780642506557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305670946993151">
                <text:p>0.305670946993151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53976481802401">
                <text:p>0.253976481802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310497201862126">
                <text:p>0.31049720186212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44314784082399">
                <text:p>0.44314784082399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86813928507843">
                <text:p>0.286813928507843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46575382400015">
                <text:p>0.24657538240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322220411580731">
                <text:p>0.322220411580731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42900616137501">
                <text:p>0.4290061613750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72496010652103">
                <text:p>0.27249601065210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3656066657246">
                <text:p>0.23656066657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315910272464974">
                <text:p>0.315910272464974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417208593219648">
                <text:p>0.41720859321964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66163791785681">
                <text:p>0.26616379178568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48292115430515">
                <text:p>0.2482921154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302037109990771">
                <text:p>0.302037109990771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406406210009062">
                <text:p>0.40640621000906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60698403769996">
                <text:p>0.260698403769996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47804837271295">
                <text:p>0.247804837271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64603681766873">
                <text:p>0.26460368176687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98956327048437">
                <text:p>0.39895632704843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54943062470121">
                <text:p>0.254943062470121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206815224765735">
                <text:p>0.20681522476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88340596944481">
                <text:p>0.288340596944481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89566643914219">
                <text:p>0.389566643914219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5070701764749">
                <text:p>0.25070701764749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209307913700234">
                <text:p>0.2093079137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39978561781693">
                <text:p>0.239978561781693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83457443541632">
                <text:p>0.383457443541632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47800500493755">
                <text:p>0.247800500493755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91809125155323">
                <text:p>0.191809125155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56956782235666">
                <text:p>0.256956782235666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77444983563825">
                <text:p>0.377444983563825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44761688462525">
                <text:p>0.24476168846252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78419703437489">
                <text:p>0.178419703437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53573742093923">
                <text:p>0.253573742093923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72107910653732">
                <text:p>0.372107910653732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42371376400051">
                <text:p>0.242371376400051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9031473725679">
                <text:p>0.19031473725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90629307284112">
                <text:p>0.290629307284112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6087582138364">
                <text:p>0.36087582138364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40184593157449">
                <text:p>0.24018459315744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209620630047639">
                <text:p>0.20962063004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214839781565726">
                <text:p>0.214839781565726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56035842301978">
                <text:p>0.356035842301978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220916918771624">
                <text:p>0.220916918771624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6546308738816">
                <text:p>0.16546308738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78300530445386">
                <text:p>0.278300530445386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50755064418672">
                <text:p>0.350755064418672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213317620039517">
                <text:p>0.213317620039517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21019302921657">
                <text:p>0.221019302921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209992068423969">
                <text:p>0.209992068423969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46728341531386">
                <text:p>0.34672834153138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211145858843228">
                <text:p>0.21114585884322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54944563323313">
                <text:p>0.15494456332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41679856956612">
                <text:p>0.34167985695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37924188562844">
                <text:p>0.33792418856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333837965959628">
                <text:p>0.33383796595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329623668858539">
                <text:p>0.329623668858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325800499845431">
                <text:p>0.32580049984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322031183788342">
                <text:p>0.32203118378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318919636615342">
                <text:p>0.3189196366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316540088340724">
                <text:p>0.31654008834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314177373243371">
                <text:p>0.31417737324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312080867719681">
                <text:p>0.312080867719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309818443498393">
                <text:p>0.30981844349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308056497909172">
                <text:p>0.308056497909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30624561831137">
                <text:p>0.3062456183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304561348919347">
                <text:p>0.30456134891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302461284643323">
                <text:p>0.30246128464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98851612960036">
                <text:p>0.29885161296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96551021434306">
                <text:p>0.29655102143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94575296141626">
                <text:p>0.29457529614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92871026054455">
                <text:p>0.29287102605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90611197190134">
                <text:p>0.29061119719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91cm" svg:y="0.316cm" chart:style-name="ch2">
          <text:p>Last year</text:p>
        </chart:title>
        <chart:legend chart:legend-position="end" svg:x="13.095cm" svg:y="3.454cm" style:legend-expansion="high" chart:style-name="ch3"/>
        <chart:plot-area chart:style-name="ch4" chart:data-source-has-labels="both" svg:x="1.331cm" svg:y="1.301cm" svg:width="11.444cm" svg:height="6.538cm">
          <chartooo:coordinate-region svg:x="2.058cm" svg:y="1.501cm" svg:width="10.346cm" svg:height="5.691cm"/>
          <chart:axis chart:dimension="x" chart:name="primary-x" chart:style-name="ch5" chartooo:axis-type="auto">
            <chart:title svg:x="5.937cm" svg:y="8.019cm" chart:style-name="ch6">
              <text:p>Avg Block Size</text:p>
            </chart:title>
            <chart:categories table:cell-range-address="local-table.$A$2:.$A$4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10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11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12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</table:table-cell>
              <table:table-cell office:value-type="float" office:value="0.428272326572729">
                <text:p>0.428272326572729</text:p>
              </table:table-cell>
              <table:table-cell office:value-type="float" office:value="49.9475325223806">
                <text:p>49.9475325223806</text:p>
              </table:table-cell>
              <table:table-cell office:value-type="float" office:value="0.533386341526766">
                <text:p>0.533386341526766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91201316059364">
                <text:p>0.391201316059364</text:p>
              </table:table-cell>
              <table:table-cell office:value-type="float" office:value="314.790110527081">
                <text:p>314.790110527081</text:p>
              </table:table-cell>
              <table:table-cell office:value-type="float" office:value="0.344569948180652">
                <text:p>0.344569948180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85876588121452">
                <text:p>0.385876588121452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90643218927289">
                <text:p>0.490643218927289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53294164709514">
                <text:p>0.353294164709514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31085385855647">
                <text:p>0.31085385855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53007845813315">
                <text:p>0.353007845813315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462429892311178">
                <text:p>0.462429892311178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14667675117031">
                <text:p>0.314667675117031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86767224488988">
                <text:p>0.286767224488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47282317066449">
                <text:p>0.347282317066449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440155956268287">
                <text:p>0.440155956268287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00407784635341">
                <text:p>0.300407784635341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85736655407884">
                <text:p>0.285736655407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97932317602367">
                <text:p>0.297932317602367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418062874054311">
                <text:p>0.418062874054311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8673634352139">
                <text:p>0.28673634352139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33817237837265">
                <text:p>0.2338172378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76589577977257">
                <text:p>0.27658957797725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404408866135973">
                <text:p>0.404408866135973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75947823441975">
                <text:p>0.275947823441975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27568545216521">
                <text:p>0.22756854521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77768813354587">
                <text:p>0.277768813354587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90569461381094">
                <text:p>0.390569461381094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59866081370231">
                <text:p>0.259866081370231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23756063675861">
                <text:p>0.223756063675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86310798589883">
                <text:p>0.286310798589883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78456777010121">
                <text:p>0.37845677701012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47471254452123">
                <text:p>0.247471254452123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214780715093838">
                <text:p>0.21478071509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86869227161129">
                <text:p>0.286869227161129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68457536971458">
                <text:p>0.368457536971458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4241160454047">
                <text:p>0.24241160454047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25996265405158">
                <text:p>0.225996265405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73790771550553">
                <text:p>0.273790771550553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58274758272751">
                <text:p>0.358274758272751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872352324011">
                <text:p>0.2187235232401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28554731681435">
                <text:p>0.22855473168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36310398533084">
                <text:p>0.236310398533084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52508893321501">
                <text:p>0.352508893321501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4084032161024">
                <text:p>0.214084032161024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84239300506999">
                <text:p>0.184239300506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59309436317052">
                <text:p>0.259309436317052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346071431446451">
                <text:p>0.34607143144645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11136205326572">
                <text:p>0.21113620532657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89798302659866">
                <text:p>0.189798302659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214271338882729">
                <text:p>0.214271338882729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340872096964711">
                <text:p>0.340872096964711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785527980946">
                <text:p>0.208785527980946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74310573557182">
                <text:p>0.17431057355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31407548474659">
                <text:p>0.231407548474659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335879361047012">
                <text:p>0.335879361047012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540737618564">
                <text:p>0.206540737618564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62199172300605">
                <text:p>0.162199172300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30610511082794">
                <text:p>0.230610511082794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331476703704488">
                <text:p>0.331476703704488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4825979281937">
                <text:p>0.20482597928193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75176118905238">
                <text:p>0.17517611890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67020539513518">
                <text:p>0.267020539513518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320762433701436">
                <text:p>0.320762433701436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3083998264019">
                <text:p>0.203083998264019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93454095913467">
                <text:p>0.193454095913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94149869281921">
                <text:p>0.194149869281921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316911185285599">
                <text:p>0.3169111852855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4818984875608">
                <text:p>0.184818984875608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51002534175443">
                <text:p>0.15100253417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55940293819594">
                <text:p>0.25594029381959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312386076287725">
                <text:p>0.312386076287725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715680065913">
                <text:p>0.180715680065913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205436825991526">
                <text:p>0.205436825991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89772519965457">
                <text:p>0.18977251996545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309063653362458">
                <text:p>0.309063653362458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9251233028748">
                <text:p>0.179251233028748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41408034388232">
                <text:p>0.141408034388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304657070182428">
                <text:p>0.30465707018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301434786024421">
                <text:p>0.301434786024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98016903699792">
                <text:p>0.29801690369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94355347925405">
                <text:p>0.29435534792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90906889944451">
                <text:p>0.29090688994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8854345624199">
                <text:p>0.2885434562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86339760937846">
                <text:p>0.28633976093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84433157205667">
                <text:p>0.2844331572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8253269432086">
                <text:p>0.2825326943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80739673540252">
                <text:p>0.28073967354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79302184859026">
                <text:p>0.27930218485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77977726353957">
                <text:p>0.27797772635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76611178658683">
                <text:p>0.27661117865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75325999249652">
                <text:p>0.27532599924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73674840226583">
                <text:p>0.27367484022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70629413355568">
                <text:p>0.27062941335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68589918332033">
                <text:p>0.26858991833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6689610904754">
                <text:p>0.2668961090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65472290594078">
                <text:p>0.26547229059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63612793451109">
                <text:p>0.26361279345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72953" draw:fill-color="#7729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176cm" svg:y="0.316cm" chart:style-name="ch2">
          <text:p>2 years</text:p>
        </chart:title>
        <chart:legend chart:legend-position="end" svg:x="13.095cm" svg:y="3.454cm" style:legend-expansion="high" chart:style-name="ch3"/>
        <chart:plot-area chart:style-name="ch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:title svg:x="5.937cm" svg:y="8.019cm" chart:style-name="ch6">
              <text:p>Avg Block Size</text:p>
            </chart:title>
            <chart:categories table:cell-range-address="local-table.$A$2:.$A$4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10" chart:values-cell-range-address="local-table.$E$2:.$E$40" chart:label-cell-address="local-table.$E$1" chart:class="chart:scatter">
            <chart:domain table:cell-range-address="local-table.$D$2:.$D$40"/>
            <chart:data-point chart:repeated="39"/>
          </chart:series>
          <chart:series chart:style-name="ch11" chart:values-cell-range-address="local-table.$G$2:.$G$40" chart:label-cell-address="local-table.$G$1" chart:class="chart:scatter">
            <chart:domain table:cell-range-address="local-table.$F$2:.$F$40"/>
            <chart:data-point chart:repeated="39"/>
          </chart:series>
          <chart:series chart:style-name="ch12" chart:values-cell-range-address="local-table.$I$2:.$I$40" chart:label-cell-address="local-table.$I$1" chart:class="chart:scatter">
            <chart:domain table:cell-range-address="local-table.$H$2:.$H$40"/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r</text:p>
              </table:table-cell>
              <table:table-cell office:value-type="string">
                <text:p/>
              </table:table-cell>
              <table:table-cell office:value-type="string">
                <text:p>winnowing</text:p>
              </table:table-cell>
              <table:table-cell office:value-type="string">
                <text:p/>
              </table:table-cell>
              <table:table-cell office:value-type="string">
                <text:p>2min</text:p>
              </table:table-cell>
              <table:table-cell office:value-type="string">
                <text:p/>
              </table:table-cell>
              <table:table-cell office:value-type="string">
                <text:p>td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861783113739">
                <text:p>112.861783113739</text:p>
              </table:table-cell>
              <table:table-cell office:value-type="float" office:value="0.362543775926307">
                <text:p>0.362543775926307</text:p>
              </table:table-cell>
              <table:table-cell office:value-type="float" office:value="49.9475325223806">
                <text:p>49.9475325223806</text:p>
              </table:table-cell>
              <table:table-cell office:value-type="float" office:value="0.444547792959177">
                <text:p>0.444547792959177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3442032627318">
                <text:p>0.33442032627318</text:p>
              </table:table-cell>
              <table:table-cell office:value-type="float" office:value="314.790110527081">
                <text:p>314.790110527081</text:p>
              </table:table-cell>
              <table:table-cell office:value-type="float" office:value="0.296973541480069">
                <text:p>0.2969735414800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109549117227">
                <text:p>176.109549117227</text:p>
              </table:table-cell>
              <table:table-cell office:value-type="float" office:value="0.329102310758445">
                <text:p>0.329102310758445</text:p>
              </table:table-cell>
              <table:table-cell office:value-type="float" office:value="75.1023834741233">
                <text:p>75.1023834741233</text:p>
              </table:table-cell>
              <table:table-cell office:value-type="float" office:value="0.411357397484605">
                <text:p>0.411357397484605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05888820050981">
                <text:p>0.305888820050981</text:p>
              </table:table-cell>
              <table:table-cell office:value-type="float" office:value="477.241661529637">
                <text:p>477.241661529637</text:p>
              </table:table-cell>
              <table:table-cell office:value-type="float" office:value="0.272981100563614">
                <text:p>0.27298110056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.35812347551">
                <text:p>224.35812347551</text:p>
              </table:table-cell>
              <table:table-cell office:value-type="float" office:value="0.30342882788652">
                <text:p>0.30342882788652</text:p>
              </table:table-cell>
              <table:table-cell office:value-type="float" office:value="101.263056449916">
                <text:p>101.263056449916</text:p>
              </table:table-cell>
              <table:table-cell office:value-type="float" office:value="0.389766172624841">
                <text:p>0.389766172624841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273559108245579">
                <text:p>0.273559108245579</text:p>
              </table:table-cell>
              <table:table-cell office:value-type="float" office:value="617.519398998652">
                <text:p>617.519398998652</text:p>
              </table:table-cell>
              <table:table-cell office:value-type="float" office:value="0.251689671206854">
                <text:p>0.25168967120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.209950867179">
                <text:p>345.209950867179</text:p>
              </table:table-cell>
              <table:table-cell office:value-type="float" office:value="0.302006707641546">
                <text:p>0.302006707641546</text:p>
              </table:table-cell>
              <table:table-cell office:value-type="float" office:value="122.990357168969">
                <text:p>122.990357168969</text:p>
              </table:table-cell>
              <table:table-cell office:value-type="float" office:value="0.373122742109726">
                <text:p>0.37312274210972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26232322883589">
                <text:p>0.26232322883589</text:p>
              </table:table-cell>
              <table:table-cell office:value-type="float" office:value="831.686452555407">
                <text:p>831.686452555407</text:p>
              </table:table-cell>
              <table:table-cell office:value-type="float" office:value="0.24781236276298">
                <text:p>0.24781236276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1.802046262694">
                <text:p>411.802046262694</text:p>
              </table:table-cell>
              <table:table-cell office:value-type="float" office:value="0.258025336315728">
                <text:p>0.258025336315728</text:p>
              </table:table-cell>
              <table:table-cell office:value-type="float" office:value="144.773549949223">
                <text:p>144.773549949223</text:p>
              </table:table-cell>
              <table:table-cell office:value-type="float" office:value="0.355560711489265">
                <text:p>0.355560711489265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53915045536421">
                <text:p>0.253915045536421</text:p>
              </table:table-cell>
              <table:table-cell office:value-type="float" office:value="1028.34783286189">
                <text:p>1028.34783286189</text:p>
              </table:table-cell>
              <table:table-cell office:value-type="float" office:value="0.206651808563849">
                <text:p>0.206651808563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.131746135373">
                <text:p>473.131746135373</text:p>
              </table:table-cell>
              <table:table-cell office:value-type="float" office:value="0.239172231813217">
                <text:p>0.239172231813217</text:p>
              </table:table-cell>
              <table:table-cell office:value-type="float" office:value="167.920995780217">
                <text:p>167.920995780217</text:p>
              </table:table-cell>
              <table:table-cell office:value-type="float" office:value="0.344866408048412">
                <text:p>0.344866408048412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46240178881522">
                <text:p>0.246240178881522</text:p>
              </table:table-cell>
              <table:table-cell office:value-type="float" office:value="1211.71292243582">
                <text:p>1211.71292243582</text:p>
              </table:table-cell>
              <table:table-cell office:value-type="float" office:value="0.202434866108755">
                <text:p>0.202434866108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.23880769668">
                <text:p>623.23880769668</text:p>
              </table:table-cell>
              <table:table-cell office:value-type="float" office:value="0.241988239479706">
                <text:p>0.241988239479706</text:p>
              </table:table-cell>
              <table:table-cell office:value-type="float" office:value="191.403822761566">
                <text:p>191.403822761566</text:p>
              </table:table-cell>
              <table:table-cell office:value-type="float" office:value="0.334830597010652">
                <text:p>0.334830597010652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32785148530147">
                <text:p>0.232785148530147</text:p>
              </table:table-cell>
              <table:table-cell office:value-type="float" office:value="1409.98836838588">
                <text:p>1409.98836838588</text:p>
              </table:table-cell>
              <table:table-cell office:value-type="float" office:value="0.200140449232204">
                <text:p>0.200140449232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0.983323413438">
                <text:p>530.983323413438</text:p>
              </table:table-cell>
              <table:table-cell office:value-type="float" office:value="0.25255081761106">
                <text:p>0.25255081761106</text:p>
              </table:table-cell>
              <table:table-cell office:value-type="float" office:value="213.442977734934">
                <text:p>213.442977734934</text:p>
              </table:table-cell>
              <table:table-cell office:value-type="float" office:value="0.325208816789615">
                <text:p>0.325208816789615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22232531062029">
                <text:p>0.222232531062029</text:p>
              </table:table-cell>
              <table:table-cell office:value-type="float" office:value="1412.64605376759">
                <text:p>1412.64605376759</text:p>
              </table:table-cell>
              <table:table-cell office:value-type="float" office:value="0.193955171947958">
                <text:p>0.193955171947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.788831614565">
                <text:p>727.788831614565</text:p>
              </table:table-cell>
              <table:table-cell office:value-type="float" office:value="0.25445105222477">
                <text:p>0.25445105222477</text:p>
              </table:table-cell>
              <table:table-cell office:value-type="float" office:value="237.451714560016">
                <text:p>237.451714560016</text:p>
              </table:table-cell>
              <table:table-cell office:value-type="float" office:value="0.316168236775289">
                <text:p>0.316168236775289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18435802811971">
                <text:p>0.218435802811971</text:p>
              </table:table-cell>
              <table:table-cell office:value-type="float" office:value="1736.07277750689">
                <text:p>1736.07277750689</text:p>
              </table:table-cell>
              <table:table-cell office:value-type="float" office:value="0.204542878304773">
                <text:p>0.20454287830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1.754080205969">
                <text:p>681.754080205969</text:p>
              </table:table-cell>
              <table:table-cell office:value-type="float" office:value="0.243653134958312">
                <text:p>0.243653134958312</text:p>
              </table:table-cell>
              <table:table-cell office:value-type="float" office:value="260.223151897359">
                <text:p>260.223151897359</text:p>
              </table:table-cell>
              <table:table-cell office:value-type="float" office:value="0.308927547817748">
                <text:p>0.308927547817748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532719722821">
                <text:p>0.21532719722821</text:p>
              </table:table-cell>
              <table:table-cell office:value-type="float" office:value="1815.40063119629">
                <text:p>1815.40063119629</text:p>
              </table:table-cell>
              <table:table-cell office:value-type="float" office:value="0.208278320130319">
                <text:p>0.20827832013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6.445551681484">
                <text:p>976.445551681484</text:p>
              </table:table-cell>
              <table:table-cell office:value-type="float" office:value="0.208273577431433">
                <text:p>0.208273577431433</text:p>
              </table:table-cell>
              <table:table-cell office:value-type="float" office:value="279.977068641196">
                <text:p>279.977068641196</text:p>
              </table:table-cell>
              <table:table-cell office:value-type="float" office:value="0.304867861564538">
                <text:p>0.304867861564538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1864881479552">
                <text:p>0.211864881479552</text:p>
              </table:table-cell>
              <table:table-cell office:value-type="float" office:value="2192.36626343977">
                <text:p>2192.36626343977</text:p>
              </table:table-cell>
              <table:table-cell office:value-type="float" office:value="0.166777842963138">
                <text:p>0.166777842963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322393605698">
                <text:p>766.322393605698</text:p>
              </table:table-cell>
              <table:table-cell office:value-type="float" office:value="0.229993847734198">
                <text:p>0.229993847734198</text:p>
              </table:table-cell>
              <table:table-cell office:value-type="float" office:value="301.081739631958">
                <text:p>301.081739631958</text:p>
              </table:table-cell>
              <table:table-cell office:value-type="float" office:value="0.299546836621523">
                <text:p>0.299546836621523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09634383044112">
                <text:p>0.209634383044112</text:p>
              </table:table-cell>
              <table:table-cell office:value-type="float" office:value="2094.89326445823">
                <text:p>2094.89326445823</text:p>
              </table:table-cell>
              <table:table-cell office:value-type="float" office:value="0.170749012854107">
                <text:p>0.170749012854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5.01988286818">
                <text:p>1035.01988286818</text:p>
              </table:table-cell>
              <table:table-cell office:value-type="float" office:value="0.1881533037845">
                <text:p>0.1881533037845</text:p>
              </table:table-cell>
              <table:table-cell office:value-type="float" office:value="320.10476922467">
                <text:p>320.10476922467</text:p>
              </table:table-cell>
              <table:table-cell office:value-type="float" office:value="0.29497852329196">
                <text:p>0.29497852329196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196073874831">
                <text:p>0.208196073874831</text:p>
              </table:table-cell>
              <table:table-cell office:value-type="float" office:value="2429.81005744183">
                <text:p>2429.81005744183</text:p>
              </table:table-cell>
              <table:table-cell office:value-type="float" office:value="0.158072646069881">
                <text:p>0.15807264606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4.88798114909">
                <text:p>1084.88798114909</text:p>
              </table:table-cell>
              <table:table-cell office:value-type="float" office:value="0.206426475652408">
                <text:p>0.206426475652408</text:p>
              </table:table-cell>
              <table:table-cell office:value-type="float" office:value="339.063320599483">
                <text:p>339.063320599483</text:p>
              </table:table-cell>
              <table:table-cell office:value-type="float" office:value="0.2913213241147">
                <text:p>0.2913213241147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796089007785">
                <text:p>0.206796089007785</text:p>
              </table:table-cell>
              <table:table-cell office:value-type="float" office:value="2615.50363178341">
                <text:p>2615.50363178341</text:p>
              </table:table-cell>
              <table:table-cell office:value-type="float" office:value="0.147076558264211">
                <text:p>0.14707655826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5.83647872271">
                <text:p>1375.83647872271</text:p>
              </table:table-cell>
              <table:table-cell office:value-type="float" office:value="0.204503399367401">
                <text:p>0.204503399367401</text:p>
              </table:table-cell>
              <table:table-cell office:value-type="float" office:value="356.206034159569">
                <text:p>356.206034159569</text:p>
              </table:table-cell>
              <table:table-cell office:value-type="float" office:value="0.287856150379549">
                <text:p>0.287856150379549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5642202574707">
                <text:p>0.205642202574707</text:p>
              </table:table-cell>
              <table:table-cell office:value-type="float" office:value="2850.59441133997">
                <text:p>2850.59441133997</text:p>
              </table:table-cell>
              <table:table-cell office:value-type="float" office:value="0.159456160164586">
                <text:p>0.15945616016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14477595894">
                <text:p>1030.14477595894</text:p>
              </table:table-cell>
              <table:table-cell office:value-type="float" office:value="0.241278122993551">
                <text:p>0.241278122993551</text:p>
              </table:table-cell>
              <table:table-cell office:value-type="float" office:value="379.699184023251">
                <text:p>379.699184023251</text:p>
              </table:table-cell>
              <table:table-cell office:value-type="float" office:value="0.278815491657928">
                <text:p>0.278815491657928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4489549098036">
                <text:p>0.204489549098036</text:p>
              </table:table-cell>
              <table:table-cell office:value-type="float" office:value="2750.42099347067">
                <text:p>2750.42099347067</text:p>
              </table:table-cell>
              <table:table-cell office:value-type="float" office:value="0.176128016020291">
                <text:p>0.176128016020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.86386426634">
                <text:p>1755.86386426634</text:p>
              </table:table-cell>
              <table:table-cell office:value-type="float" office:value="0.17325167328997">
                <text:p>0.17325167328997</text:p>
              </table:table-cell>
              <table:table-cell office:value-type="float" office:value="400.867850639394">
                <text:p>400.867850639394</text:p>
              </table:table-cell>
              <table:table-cell office:value-type="float" office:value="0.275682354030899">
                <text:p>0.275682354030899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65699797641">
                <text:p>0.1865699797641</text:p>
              </table:table-cell>
              <table:table-cell office:value-type="float" office:value="3397.87874635255">
                <text:p>3397.87874635255</text:p>
              </table:table-cell>
              <table:table-cell office:value-type="float" office:value="0.137477385007442">
                <text:p>0.137477385007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6.89578187415">
                <text:p>1076.89578187415</text:p>
              </table:table-cell>
              <table:table-cell office:value-type="float" office:value="0.23284996103454">
                <text:p>0.23284996103454</text:p>
              </table:table-cell>
              <table:table-cell office:value-type="float" office:value="421.035208818651">
                <text:p>421.035208818651</text:p>
              </table:table-cell>
              <table:table-cell office:value-type="float" office:value="0.271848893419768">
                <text:p>0.271848893419768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220593106095">
                <text:p>0.180220593106095</text:p>
              </table:table-cell>
              <table:table-cell office:value-type="float" office:value="3121.81037446717">
                <text:p>3121.81037446717</text:p>
              </table:table-cell>
              <table:table-cell office:value-type="float" office:value="0.19081593322824">
                <text:p>0.19081593322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1.4026836394">
                <text:p>1651.4026836394</text:p>
              </table:table-cell>
              <table:table-cell office:value-type="float" office:value="0.168750446555447">
                <text:p>0.168750446555447</text:p>
              </table:table-cell>
              <table:table-cell office:value-type="float" office:value="439.970280332931">
                <text:p>439.970280332931</text:p>
              </table:table-cell>
              <table:table-cell office:value-type="float" office:value="0.269186723721526">
                <text:p>0.269186723721526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8923337409143">
                <text:p>0.178923337409143</text:p>
              </table:table-cell>
              <table:table-cell office:value-type="float" office:value="3746.09062424309">
                <text:p>3746.09062424309</text:p>
              </table:table-cell>
              <table:table-cell office:value-type="float" office:value="0.128082519660329">
                <text:p>0.128082519660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.072318154193">
                <text:p>463.072318154193</text:p>
              </table:table-cell>
              <table:table-cell office:value-type="float" office:value="0.265511234893564">
                <text:p>0.26551123489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25211735577">
                <text:p>483.325211735577</text:p>
              </table:table-cell>
              <table:table-cell office:value-type="float" office:value="0.262920024274258">
                <text:p>0.26292002427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.034619245357">
                <text:p>507.034619245357</text:p>
              </table:table-cell>
              <table:table-cell office:value-type="float" office:value="0.260360821443066">
                <text:p>0.26036082144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525435731077">
                <text:p>525.525435731077</text:p>
              </table:table-cell>
              <table:table-cell office:value-type="float" office:value="0.258422491389818">
                <text:p>0.25842249138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947187031021">
                <text:p>550.947187031021</text:p>
              </table:table-cell>
              <table:table-cell office:value-type="float" office:value="0.256736290729305">
                <text:p>0.25673629072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.747049774764">
                <text:p>567.747049774764</text:p>
              </table:table-cell>
              <table:table-cell office:value-type="float" office:value="0.255119960703042">
                <text:p>0.25511996070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693510488814">
                <text:p>587.693510488814</text:p>
              </table:table-cell>
              <table:table-cell office:value-type="float" office:value="0.253388637417227">
                <text:p>0.25338863741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723925192244">
                <text:p>609.723925192244</text:p>
              </table:table-cell>
              <table:table-cell office:value-type="float" office:value="0.251753012982525">
                <text:p>0.25175301298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.977073140599">
                <text:p>630.977073140599</text:p>
              </table:table-cell>
              <table:table-cell office:value-type="float" office:value="0.250384617255868">
                <text:p>0.25038461725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.383489601395">
                <text:p>648.383489601395</text:p>
              </table:table-cell>
              <table:table-cell office:value-type="float" office:value="0.249292030080537">
                <text:p>0.24929203008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996506991541">
                <text:p>668.996506991541</text:p>
              </table:table-cell>
              <table:table-cell office:value-type="float" office:value="0.248294094772422">
                <text:p>0.24829409477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087790533388">
                <text:p>695.087790533388</text:p>
              </table:table-cell>
              <table:table-cell office:value-type="float" office:value="0.247161399883225">
                <text:p>0.24716139988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.855820970856">
                <text:p>719.855820970856</text:p>
              </table:table-cell>
              <table:table-cell office:value-type="float" office:value="0.246081802951549">
                <text:p>0.24608180295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183483568469">
                <text:p>745.183483568469</text:p>
              </table:table-cell>
              <table:table-cell office:value-type="float" office:value="0.245250414728424">
                <text:p>0.24525041472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.318217423055">
                <text:p>767.318217423055</text:p>
              </table:table-cell>
              <table:table-cell office:value-type="float" office:value="0.243903219755968">
                <text:p>0.24390321975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.206680591259">
                <text:p>793.206680591259</text:p>
              </table:table-cell>
              <table:table-cell office:value-type="float" office:value="0.24129164398716">
                <text:p>0.2412916439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968581242658">
                <text:p>814.968581242658</text:p>
              </table:table-cell>
              <table:table-cell office:value-type="float" office:value="0.239595669266524">
                <text:p>0.23959566926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763620610286">
                <text:p>832.763620610286</text:p>
              </table:table-cell>
              <table:table-cell office:value-type="float" office:value="0.238187381637975">
                <text:p>0.23818738163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92396461234">
                <text:p>850.92396461234</text:p>
              </table:table-cell>
              <table:table-cell office:value-type="float" office:value="0.237049261010273">
                <text:p>0.23704926101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.519875376953">
                <text:p>888.519875376953</text:p>
              </table:table-cell>
              <table:table-cell office:value-type="float" office:value="0.235441567329359">
                <text:p>0.23544156732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123cm" svg:y="0.316cm" chart:style-name="ch2">
          <text:p>6 month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459073669612134">
                <text:p>0.459073669612134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444916146014198">
                <text:p>0.4449161460141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412802320362573">
                <text:p>0.412802320362573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97845145349177">
                <text:p>0.397845145349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374025301601006">
                <text:p>0.374025301601006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52468071583626">
                <text:p>0.352468071583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354494981997316">
                <text:p>0.35449498199731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33432611073199">
                <text:p>0.333432611073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339403751579573">
                <text:p>0.339403751579573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318860608102907">
                <text:p>0.31886060810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325132302977268">
                <text:p>0.325132302977268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305670946993151">
                <text:p>0.305670946993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31244477504529">
                <text:p>0.31244477504529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86813928507843">
                <text:p>0.286813928507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303420759484027">
                <text:p>0.303420759484027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72496010652103">
                <text:p>0.272496010652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95434293081339">
                <text:p>0.295434293081339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66163791785681">
                <text:p>0.26616379178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89952110404">
                <text:p>0.289952110404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60698403769996">
                <text:p>0.26069840376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85274434430997">
                <text:p>0.28527443443099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54943062470121">
                <text:p>0.254943062470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80746318164731">
                <text:p>0.28074631816473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5070701764749">
                <text:p>0.25070701764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77252952772897">
                <text:p>0.277252952772897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47800500493755">
                <text:p>0.247800500493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73996773780685">
                <text:p>0.273996773780685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44761688462525">
                <text:p>0.244761688462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70188468437612">
                <text:p>0.270188468437612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42371376400051">
                <text:p>0.24237137640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65552661712939">
                <text:p>0.265552661712939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40184593157449">
                <text:p>0.240184593157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45611927235975">
                <text:p>0.245611927235975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220916918771624">
                <text:p>0.220916918771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2373090553574">
                <text:p>0.2373090553574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213317620039517">
                <text:p>0.213317620039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234700571089102">
                <text:p>0.234700571089102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211145858843228">
                <text:p>0.2111458588432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295cm" svg:y="0.316cm" chart:style-name="ch2">
          <text:p>last yr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0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403990497493399">
                <text:p>0.403990497493399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91201316059364">
                <text:p>0.3912013160593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366297057186353">
                <text:p>0.366297057186353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53294164709514">
                <text:p>0.353294164709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332429939074417">
                <text:p>0.332429939074417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314667675117031">
                <text:p>0.314667675117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317551569327326">
                <text:p>0.317551569327326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300407784635341">
                <text:p>0.30040778463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303142297109694">
                <text:p>0.303142297109694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8673634352139">
                <text:p>0.28673634352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291346566019264">
                <text:p>0.291346566019264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75947823441975">
                <text:p>0.27594782344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280920492463054">
                <text:p>0.280920492463054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59866081370231">
                <text:p>0.259866081370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273837848402041">
                <text:p>0.273837848402041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47471254452123">
                <text:p>0.247471254452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67470559210287">
                <text:p>0.267470559210287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4241160454047">
                <text:p>0.24241160454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43898504575692">
                <text:p>0.24389850457569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872352324011">
                <text:p>0.21872352324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40214727531218">
                <text:p>0.240214727531218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4084032161024">
                <text:p>0.21408403216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37082771796411">
                <text:p>0.237082771796411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11136205326572">
                <text:p>0.211136205326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34238871307882">
                <text:p>0.234238871307882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785527980946">
                <text:p>0.208785527980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31900380306051">
                <text:p>0.231900380306051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540737618564">
                <text:p>0.206540737618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28917133092618">
                <text:p>0.228917133092618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4825979281937">
                <text:p>0.204825979281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25038383529679">
                <text:p>0.225038383529679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3083998264019">
                <text:p>0.203083998264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0625797120996">
                <text:p>0.20625797120996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4818984875608">
                <text:p>0.184818984875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201489856522655">
                <text:p>0.201489856522655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715680065913">
                <text:p>0.180715680065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199630681815222">
                <text:p>0.199630681815222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9251233028748">
                <text:p>0.1792512330287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11cm" svg:y="0.316cm" chart:style-name="ch2">
          <text:p>Two Years</text:p>
        </chart:title>
        <chart:legend chart:legend-position="end" svg:x="11.957cm" svg:y="3.952cm" style:legend-expansion="high" chart:style-name="ch3"/>
        <chart:plot-area chart:style-name="ch4" chart:data-source-has-labels="both" svg:x="1.331cm" svg:y="1.301cm" svg:width="10.306cm" svg:height="6.538cm">
          <chartooo:coordinate-region svg:x="2.243cm" svg:y="1.5cm" svg:width="9.022cm" svg:height="5.692cm"/>
          <chart:axis chart:dimension="x" chart:name="primary-x" chart:style-name="ch5" chartooo:axis-type="auto">
            <chart:title svg:x="5.368cm" svg:y="8.019cm" chart:style-name="ch6">
              <text:p>Avg Block Size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ictly_less_than</text:p>
              </table:table-cell>
              <table:table-cell office:value-type="string">
                <text:p/>
              </table:table-cell>
              <table:table-cell office:value-type="string">
                <text:p>less_than_eq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285389950473">
                <text:p>198.285389950473</text:p>
              </table:table-cell>
              <table:table-cell office:value-type="float" office:value="0.345007594020906">
                <text:p>0.345007594020906</text:p>
              </table:table-cell>
              <table:table-cell office:value-type="float" office:value="222.501745177812">
                <text:p>222.501745177812</text:p>
              </table:table-cell>
              <table:table-cell office:value-type="float" office:value="0.33442032627318">
                <text:p>0.334420326273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724631336123">
                <text:p>286.724631336123</text:p>
              </table:table-cell>
              <table:table-cell office:value-type="float" office:value="0.316116289198216">
                <text:p>0.316116289198216</text:p>
              </table:table-cell>
              <table:table-cell office:value-type="float" office:value="343.115802173676">
                <text:p>343.115802173676</text:p>
              </table:table-cell>
              <table:table-cell office:value-type="float" office:value="0.305888820050981">
                <text:p>0.305888820050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.763096047227">
                <text:p>394.763096047227</text:p>
              </table:table-cell>
              <table:table-cell office:value-type="float" office:value="0.28704897024087">
                <text:p>0.28704897024087</text:p>
              </table:table-cell>
              <table:table-cell office:value-type="float" office:value="494.441360016681">
                <text:p>494.441360016681</text:p>
              </table:table-cell>
              <table:table-cell office:value-type="float" office:value="0.273559108245579">
                <text:p>0.273559108245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280852661901">
                <text:p>486.280852661901</text:p>
              </table:table-cell>
              <table:table-cell office:value-type="float" office:value="0.275295860849519">
                <text:p>0.275295860849519</text:p>
              </table:table-cell>
              <table:table-cell office:value-type="float" office:value="618.779970700762">
                <text:p>618.779970700762</text:p>
              </table:table-cell>
              <table:table-cell office:value-type="float" office:value="0.26232322883589">
                <text:p>0.26232322883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0.272494888697">
                <text:p>570.272494888697</text:p>
              </table:table-cell>
              <table:table-cell office:value-type="float" office:value="0.266233178022078">
                <text:p>0.266233178022078</text:p>
              </table:table-cell>
              <table:table-cell office:value-type="float" office:value="738.534638224281">
                <text:p>738.534638224281</text:p>
              </table:table-cell>
              <table:table-cell office:value-type="float" office:value="0.253915045536421">
                <text:p>0.253915045536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.169524838758">
                <text:p>670.169524838758</text:p>
              </table:table-cell>
              <table:table-cell office:value-type="float" office:value="0.257744296811115">
                <text:p>0.257744296811115</text:p>
              </table:table-cell>
              <table:table-cell office:value-type="float" office:value="882.24066729396">
                <text:p>882.24066729396</text:p>
              </table:table-cell>
              <table:table-cell office:value-type="float" office:value="0.246240178881522">
                <text:p>0.246240178881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1.344400929318">
                <text:p>771.344400929318</text:p>
              </table:table-cell>
              <table:table-cell office:value-type="float" office:value="0.249473426838163">
                <text:p>0.249473426838163</text:p>
              </table:table-cell>
              <table:table-cell office:value-type="float" office:value="1069.86697896571">
                <text:p>1069.86697896571</text:p>
              </table:table-cell>
              <table:table-cell office:value-type="float" office:value="0.232785148530147">
                <text:p>0.23278514853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165353836708">
                <text:p>878.165353836708</text:p>
              </table:table-cell>
              <table:table-cell office:value-type="float" office:value="0.244301339944852">
                <text:p>0.244301339944852</text:p>
              </table:table-cell>
              <table:table-cell office:value-type="float" office:value="1240.99788032769">
                <text:p>1240.99788032769</text:p>
              </table:table-cell>
              <table:table-cell office:value-type="float" office:value="0.222232531062029">
                <text:p>0.222232531062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.40719430885">
                <text:p>969.40719430885</text:p>
              </table:table-cell>
              <table:table-cell office:value-type="float" office:value="0.23934648392284">
                <text:p>0.23934648392284</text:p>
              </table:table-cell>
              <table:table-cell office:value-type="float" office:value="1363.73126648375">
                <text:p>1363.73126648375</text:p>
              </table:table-cell>
              <table:table-cell office:value-type="float" office:value="0.218435802811971">
                <text:p>0.218435802811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56000921916">
                <text:p>1069.56000921916</text:p>
              </table:table-cell>
              <table:table-cell office:value-type="float" office:value="0.236289864981342">
                <text:p>0.236289864981342</text:p>
              </table:table-cell>
              <table:table-cell office:value-type="float" office:value="1490.51534038305">
                <text:p>1490.51534038305</text:p>
              </table:table-cell>
              <table:table-cell office:value-type="float" office:value="0.21532719722821">
                <text:p>0.2153271972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5.2061035517">
                <text:p>1175.2061035517</text:p>
              </table:table-cell>
              <table:table-cell office:value-type="float" office:value="0.233913995690147">
                <text:p>0.233913995690147</text:p>
              </table:table-cell>
              <table:table-cell office:value-type="float" office:value="1615.84849583063">
                <text:p>1615.84849583063</text:p>
              </table:table-cell>
              <table:table-cell office:value-type="float" office:value="0.211864881479552">
                <text:p>0.21186488147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4.6145521977">
                <text:p>1254.6145521977</text:p>
              </table:table-cell>
              <table:table-cell office:value-type="float" office:value="0.231711225815399">
                <text:p>0.231711225815399</text:p>
              </table:table-cell>
              <table:table-cell office:value-type="float" office:value="1741.48317311178">
                <text:p>1741.48317311178</text:p>
              </table:table-cell>
              <table:table-cell office:value-type="float" office:value="0.209634383044112">
                <text:p>0.20963438304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1.91045527319">
                <text:p>1321.91045527319</text:p>
              </table:table-cell>
              <table:table-cell office:value-type="float" office:value="0.229865753585378">
                <text:p>0.229865753585378</text:p>
              </table:table-cell>
              <table:table-cell office:value-type="float" office:value="1843.33714717723">
                <text:p>1843.33714717723</text:p>
              </table:table-cell>
              <table:table-cell office:value-type="float" office:value="0.208196073874831">
                <text:p>0.208196073874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4.28180858774">
                <text:p>1404.28180858774</text:p>
              </table:table-cell>
              <table:table-cell office:value-type="float" office:value="0.22826081011331">
                <text:p>0.22826081011331</text:p>
              </table:table-cell>
              <table:table-cell office:value-type="float" office:value="1962.3733862643">
                <text:p>1962.3733862643</text:p>
              </table:table-cell>
              <table:table-cell office:value-type="float" office:value="0.206796089007785">
                <text:p>0.206796089007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7.48802431798">
                <text:p>1507.48802431798</text:p>
              </table:table-cell>
              <table:table-cell office:value-type="float" office:value="0.225710817343405">
                <text:p>0.225710817343405</text:p>
              </table:table-cell>
              <table:table-cell office:value-type="float" office:value="2083.43935077932">
                <text:p>2083.43935077932</text:p>
              </table:table-cell>
              <table:table-cell office:value-type="float" office:value="0.205642202574707">
                <text:p>0.205642202574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6502335758">
                <text:p>1581.06502335758</text:p>
              </table:table-cell>
              <table:table-cell office:value-type="float" office:value="0.22266220368762">
                <text:p>0.22266220368762</text:p>
              </table:table-cell>
              <table:table-cell office:value-type="float" office:value="2174.87861305982">
                <text:p>2174.87861305982</text:p>
              </table:table-cell>
              <table:table-cell office:value-type="float" office:value="0.204489549098036">
                <text:p>0.204489549098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0.13234075557">
                <text:p>1720.13234075557</text:p>
              </table:table-cell>
              <table:table-cell office:value-type="float" office:value="0.204395850502168">
                <text:p>0.204395850502168</text:p>
              </table:table-cell>
              <table:table-cell office:value-type="float" office:value="2405.95353167099">
                <text:p>2405.95353167099</text:p>
              </table:table-cell>
              <table:table-cell office:value-type="float" office:value="0.1865699797641">
                <text:p>0.1865699797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13.75274589058">
                <text:p>1813.75274589058</text:p>
              </table:table-cell>
              <table:table-cell office:value-type="float" office:value="0.197518712208737">
                <text:p>0.197518712208737</text:p>
              </table:table-cell>
              <table:table-cell office:value-type="float" office:value="2546.54309096708">
                <text:p>2546.54309096708</text:p>
              </table:table-cell>
              <table:table-cell office:value-type="float" office:value="0.180220593106095">
                <text:p>0.180220593106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3.15030869232">
                <text:p>1883.15030869232</text:p>
              </table:table-cell>
              <table:table-cell office:value-type="float" office:value="0.195969866577339">
                <text:p>0.195969866577339</text:p>
              </table:table-cell>
              <table:table-cell office:value-type="float" office:value="2652.76441773236">
                <text:p>2652.76441773236</text:p>
              </table:table-cell>
              <table:table-cell office:value-type="float" office:value="0.178923337409143">
                <text:p>0.178923337409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